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office:automatic-styles>
  <office:body>
    <office:text>
      <text:p text:style-name="Title">CV</text:p>
      <text:p text:style-name="Author">Christopher Kullenberg</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2" text:outline-level="2"><text:bookmark-start text:name="formal-education"/>Formal education<text:bookmark-end text:name="formal-education"/></text:h>
      <text:h text:style-name="Heading_20_3" text:outline-level="3"><text:bookmark-start text:name="academic-first-degrees"/>Academic first degrees<text:bookmark-end text:name="academic-first-degrees"/></text:h>
      <text:list text:style-name="L1">
        <text:list-item>
          <text:p text:style-name="P1"><text:a xlink:type="simple" xlink:href="http://files.christopherkullenberg.se/examengrundutbildningonline.pdf" office:name=""><text:span text:style-name="Definition">B.A., Media &amp; Communication Science, 2004</text:span></text:a>.</text:p>
        </text:list-item>
        <text:list-item>
          <text:p text:style-name="P1"><text:a xlink:type="simple" xlink:href="http://files.christopherkullenberg.se/examengrundutbildningonline.pdf" office:name=""><text:span text:style-name="Definition">M.A., Theory of Science, 2005</text:span></text:a>.</text:p>
        </text:list-item>
      </text:list>
      <text:h text:style-name="Heading_20_3" text:outline-level="3"><text:bookmark-start text:name="doctoral-degree"/>Doctoral degree<text:bookmark-end text:name="doctoral-degree"/></text:h>
      <text:list text:style-name="L2">
        <text:list-item>
          <text:p text:style-name="P2"><text:a xlink:type="simple" xlink:href="http://files.christopherkullenberg.se/doctoraldegreeonline.pdf" office:name=""><text:span text:style-name="Definition">Ph.D., Theory of Science, 2012.</text:span></text:a></text:p>
        </text:list-item>
      </text:list>
      <text:h text:style-name="Heading_20_3" text:outline-level="3"><text:bookmark-start text:name="promotion-to-associate-professor-docent"/>Promotion to Associate Professor (Docent)<text:bookmark-end text:name="promotion-to-associate-professor-docent"/></text:h>
      <text:list text:style-name="L3">
        <text:list-item>
          <text:p text:style-name="P3"><text:a xlink:type="simple" xlink:href="http://files.christopherkullenberg.se/Docentbevis_ChristopherKullenberg_P2017_366_anon.pdf" office:name=""><text:span text:style-name="Definition">Associate Professor in Theory of Science (Docent i Vetenskapsteori), 2018-05-09</text:span></text:a></text:p>
        </text:list-item>
      </text:list>
      <text:h text:style-name="Heading_20_3" text:outline-level="3"><text:bookmark-start text:name="other-courses"/>Other courses<text:bookmark-end text:name="other-courses"/></text:h>
      <text:list text:style-name="L4">
        <text:list-item>
          <text:p text:style-name="P4"><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4"><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4"><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4"><text:a xlink:type="simple" xlink:href="https://courses.edx.org/certificates/f9c30b3913be4004b95813db59432509" office:name=""><text:span text:style-name="Definition">2016 MITx 6.00.1x Introduction to Computer Science</text:span></text:a>.</text:p>
        </text:list-item>
        <text:list-item>
          <text:p text:style-name="P4">2018 LADOK3 Authorization course, University of Gothenburg.</text:p>
        </text:list-item>
        <text:list-item>
          <text:p text:style-name="P4">2018 HPE103 Teaching and Learning in Higher Education 3: Applied Analysis, 5 credits (Behörighetsgivande högskolepedagogik 3: Självständigt arbete).</text:p>
        </text:list-item>
      </text:list>
      <text:h text:style-name="Heading_20_2" text:outline-level="2"><text:bookmark-start text:name="employments"/>Employments<text:bookmark-end text:name="employments"/></text:h>
      <text:h text:style-name="Heading_20_3" text:outline-level="3"><text:bookmark-start text:name="current-employment"/>Current Employment<text:bookmark-end text:name="current-employment"/></text:h>
      <text:list text:style-name="L5">
        <text:list-item>
          <text:p text:style-name="P5">20180201 - Senior Lecturer in Theory of Science, Dept. of Philosophy, Linguistics and Theory of Science, University of Gothenburg. Full time. (Application number PAR 2017/92).</text:p>
        </text:list-item>
      </text:list>
      <text:h text:style-name="Heading_20_3" text:outline-level="3"><text:bookmark-start text:name="research-projects-externally-funded."/>Research projects, externally funded. <text:bookmark-end text:name="research-projects-externally-funded."/></text:h>
      <text:list text:style-name="L6">
        <text:list-item>
          <text:p text:style-name="P6">Responsible for work package “Portal construction”, 40%, 2017-2021, “Arenor för relationsbyggande samverkan genom medborgarforskning”, Vinnova, PI: <text:a xlink:type="simple" xlink:href="mailto:dick.kasperowski@gu.se" office:name=""><text:span text:style-name="Definition">Dick Kasperowski</text:span></text:a>, Grant number: 2017-03527.</text:p>
        </text:list-item>
        <text:list-item>
          <text:p text:style-name="P6">Researcher 50%, 2015-2018, “Taking Science to the Crowd: Researchers, Programmers and Volunteer Contributors Transforming Science Online.” Marianne &amp; Marcus Wallenberg Foundation. PI: <text:a xlink:type="simple" xlink:href="mailto:dick.kasperowski@gu.se" office:name=""><text:span text:style-name="Definition">Dick Kasperowski</text:span></text:a>, Grant number: <text:a xlink:type="simple" xlink:href="https://www.wallenberg.com/MMW/projektanslag-2013" office:name=""><text:span text:style-name="Definition">MMW 2013.0020</text:span></text:a>.</text:p>
        </text:list-item>
        <text:list-item>
          <text:p text:style-name="P6">Researcher 50%, 2015-2017, “The Co-production of Social Science and Society: The Case of Happiness studies.” Swedish Research Council (Vetenskapsrådet) PI: Margareta Hallberg, Grant number: <text:a xlink:type="simple" xlink:href="http://vrproj.vr.se/detail.asp?arendeid=90421" office:name=""><text:span text:style-name="Definition">2012-1117</text:span></text:a>.</text:p>
        </text:list-item>
        <text:list-item>
          <text:p text:style-name="P6">Researcher 50%, 2015, “Subcultures on the Net: Resistance and Engagement in Knowledge Practices”, LETStudio, pilot project.</text:p>
        </text:list-item>
      </text:list>
      <text:h text:style-name="Heading_20_3" text:outline-level="3"><text:bookmark-start text:name="previous-employments"/>Previous employments<text:bookmark-end text:name="previous-employments"/></text:h>
      <text:list text:style-name="L7">
        <text:list-item>
          <text:p text:style-name="P7"><text:a xlink:type="simple" xlink:href="http://files.christopherkullenberg.se/universitywest.pdf" office:name=""><text:span text:style-name="Definition">Instructor, part time, 2004-2006</text:span></text:a>. University West.</text:p>
        </text:list-item>
        <text:list-item>
          <text:p text:style-name="P7"><text:a xlink:type="simple" xlink:href="http://files.christopherkullenberg.se/anstallningarGU.pdf" office:name=""><text:span text:style-name="Definition">Adjunct Lecturer, part time, 2006-2013</text:span></text:a>. University of Gothenburg.</text:p>
        </text:list-item>
        <text:list-item>
          <text:p text:style-name="P7"><text:a xlink:type="simple" xlink:href="http://files.christopherkullenberg.se/anstallningarGU.pdf" office:name=""><text:span text:style-name="Definition">Instructor, part time, 2014-2015</text:span></text:a>. University of Gothenburg.</text:p>
        </text:list-item>
        <text:list-item>
          <text:p text:style-name="P7"><text:a xlink:type="simple" xlink:href="http://files.christopherkullenberg.se/anstallningsbeslutboras.pdf" office:name=""><text:span text:style-name="Definition">Senior lecturer, part time, 201708-201802</text:span></text:a>. University of Borås.</text:p>
        </text:list-item>
      </text:list>
      <text:h text:style-name="Heading_20_3" text:outline-level="3"><text:bookmark-start text:name="administrative-duties"/>Administrative duties<text:bookmark-end text:name="administrative-duties"/></text:h>
      <text:list text:style-name="L8">
        <text:list-item>
          <text:p text:style-name="P8">2018 - ongoing. Programme Co-ordinator for the Master’s Programme for communication officers in the public sector, 60 - 120 credits, University of Gothenburg.</text:p>
        </text:list-item>
        <text:list-item>
          <text:p text:style-name="P8"><text:a xlink:type="simple" xlink:href="http://files.christopherkullenberg.se/studierektoronline.pdf" office:name=""><text:span text:style-name="Definition">Study Administrator, spring semester 2014</text:span></text:a>. University of Gothenburg.</text:p>
        </text:list-item>
      </text:list>
      <text:h text:style-name="Heading_20_2" text:outline-level="2"><text:bookmark-start text:name="publications"/>Publications<text:bookmark-end text:name="publications"/></text:h>
      <text:p text:style-name="First_20_paragraph">See also <text:a xlink:type="simple" xlink:href="https://orcid.org/0000-0002-1577-3570" office:name=""><text:span text:style-name="Definition">https://orcid.org/0000-0002-1577-3570</text:span></text:a></text:p>
      <text:h text:style-name="Heading_20_3" text:outline-level="3"><text:bookmark-start text:name="monographs"/>Monographs<text:bookmark-end text:name="monographs"/></text:h>
      <text:list text:style-name="L9">
        <text:list-item>
          <text:p text:style-name="P9">Kullenberg, C. (2012) <text:span text:style-name="T1">The Quantification of Society. A Study of a Swedish Research Institute and Survey-Based Social Science</text:span>, Department of Philosophy, Linguistics and Theory of Science, University of Gothenburg, Doctoral dissertation, <text:a xlink:type="simple" xlink:href="https://gupea.ub.gu.se/handle/2077/28807" office:name=""><text:span text:style-name="Definition">ISBN 978-91-628-8458-1</text:span></text:a>. 213 pages.</text:p>
        </text:list-item>
        <text:list-item>
          <text:p text:style-name="P9">Kullenberg, C. (2010) <text:span text:style-name="T1">Det Nätpolitiska Manifestet</text:span>, Stockholm: Ink bokförlag, ISBN 9789197846912. 80 pages.</text:p>
        </text:list-item>
      </text:list>
      <text:h text:style-name="Heading_20_3" text:outline-level="3"><text:bookmark-start text:name="journal-articles"/>Journal articles<text:bookmark-end text:name="journal-articles"/></text:h>
      <text:h text:style-name="Heading_20_4" text:outline-level="4"><text:bookmark-start text:name="peer-reviewed"/>Peer reviewed<text:bookmark-end text:name="peer-reviewed"/></text:h>
      <text:list text:style-name="L10">
        <text:list-item>
          <text:p text:style-name="P10">Frauke Rohden, <text:span text:style-name="T2">Christopher Kullenberg</text:span>, Niclas Hagen, Dick Kasperowski (2019) “Tagging, Pinging and Linking – User Roles in Virtual Citizen Science Forums”, <text:span text:style-name="T1">Citizen science: theory and practice</text:span> 4(1), p.19. DOI: <text:a xlink:type="simple" xlink:href="http://doi.org/10.5334/cstp.181" office:name=""><text:span text:style-name="Definition">10.5334/cstp.181</text:span></text:a>.</text:p>
        </text:list-item>
        <text:list-item>
          <text:p text:style-name="P10">Hallberg, M. &amp; <text:span text:style-name="T2">Kullenberg, C.</text:span> (2019) “Happiness Studies: Co-Production of Social Science and Social Order”, <text:span text:style-name="T1">Nordic Journal of Science and Technology Studies</text:span> 7(9) <text:a xlink:type="simple" xlink:href="https://doi.org/10.5324/njsts.v7i1.2530" office:name=""><text:span text:style-name="Definition">https://doi.org/10.5324/njsts.v7i1.2530</text:span></text:a>.</text:p>
        </text:list-item>
        <text:list-item>
          <text:p text:style-name="P10">Fleischer, Rasmus &amp; <text:span text:style-name="T2">Kullenberg, Christopher</text:span> (2018) “<text:a xlink:type="simple" xlink:href="http://www.cultureunbound.ep.liu.se/article.asp?DOI=10.3384/cu.2000.1525.20180918" office:name=""><text:span text:style-name="Definition">The Political Significance of Spotify in Sweden— Analysing the #backaspotify Campaign using Twitter Data</text:span></text:a>”, <text:span text:style-name="T1">Culture Unbound</text:span>, Vol 10, Issue 2, DOI 10.3384/cu.2000.1525.20180918.</text:p>
        </text:list-item>
        <text:list-item>
          <text:p text:style-name="P10"><text:span text:style-name="T2">Kullenberg, Christopher</text:span>, Frauke Rohden, Anders Björkvall, Fredrik Brounéus, Anders Avellan-Hultman, Johan Järlehed, Sara Van Meerbergen, et al. “What Are Analog Bulletin Boards Used for Today? Analysing Media Uses, Intermediality and Technology Affordances in Swedish Bulletin Board Messages Using a Citizen Science Approach.” <text:span text:style-name="T1">PLOS ONE</text:span> 13, no. 8 (August 2018): e0202077. <text:a xlink:type="simple" xlink:href="https://doi.org/10.1371/journal.pone.0202077" office:name=""><text:span text:style-name="Definition">10.1371/journal.pone.0202077</text:span></text:a>.</text:p>
        </text:list-item>
        <text:list-item>
          <text:p text:style-name="P10">Marisa Ponti, Thomas Hillman, <text:span text:style-name="T2">Christopher Kullenberg</text:span>, Dick Kasperowski (2018) “Getting it Right or Being Top Rank: Games in Citizen Science”, <text:span text:style-name="T1">Citizen Science: Theory and Practice</text:span>, 3(1), DOI: <text:a xlink:type="simple" xlink:href="http://doi.org/10.5334/cstp.101" office:name=""><text:span text:style-name="Definition">10.5334/cstp.101</text:span></text:a>.</text:p>
        </text:list-item>
        <text:list-item>
          <text:p text:style-name="P10"><text:span text:style-name="T2">Kullenberg, C.</text:span> , &amp; Nelhans, Gustaf (2017) <text:a xlink:type="simple" xlink:href="https://dx.doi.org/10.3384/VS.2001-5992.17517" office:name=""><text:span text:style-name="Definition">“Measuring Welfare beyond GDP - Objective and Subjective Indicators in Sweden, 1968-2015”</text:span></text:a>, <text:span text:style-name="T1">Valuation Studies, 5(1)</text:span>, <text:a xlink:type="simple" xlink:href="https://dx.doi.org/10.3384/VS.2001-5992.17517" office:name=""><text:span text:style-name="Definition">10.3384/VS.2001-5992.17517</text:span></text:a>.</text:p>
        </text:list-item>
        <text:list-item>
          <text:p text:style-name="P10"><text:span text:style-name="T2">Kullenberg, C.</text:span> , &amp; Dick Kasperowski (2016) “What is Citizen Science? – A Scientometric Meta-Analysis”, <text:span text:style-name="T1">PLoS ONE</text:span>, 11(1): e0147152, <text:a xlink:type="simple" xlink:href="http://dx.doi.org/10.1371/journal.pone.0147152" office:name=""><text:span text:style-name="Definition">10.1371/journal.pone.0147152</text:span></text:a>.</text:p>
        </text:list-item>
        <text:list-item>
          <text:p text:style-name="P10"><text:span text:style-name="T2">Kullenberg, C.</text:span> (2015) “Citizen Science as Resistance: Crossing the Boundary Between Reference and Representation”, <text:a xlink:type="simple" xlink:href="https://gup.ub.gu.se/publication/218601-citizen-science-as-resistance-crossing-the-boundary-between-reference-and-representation" office:name=""><text:span text:style-name="Definition">Journal of Resistance Studies</text:span></text:a>, 1(1).</text:p>
        </text:list-item>
        <text:list-item>
          <text:p text:style-name="P10"><text:span text:style-name="T2">Kullenberg, C.</text:span> , &amp; Nelhans, Gustaf (2015) “The Happiness Turn? Mapping the Emergence of Happiness Studies using Cited References”, <text:span text:style-name="T1">Scientometrics</text:span>, Volume 103, Issue 2, Page 615-630, <text:a xlink:type="simple" xlink:href="http://dx.doi.org/10.1007/s11192-015-1536-3" office:name=""><text:span text:style-name="Definition">10.1007/s11192-015-1536-3</text:span></text:a>.</text:p>
        </text:list-item>
      </text:list>
      <text:h text:style-name="Heading_20_4" text:outline-level="4"><text:bookmark-start text:name="editorship-of-peer-reviewed-journal-issues"/>Editorship of peer reviewed journal issues<text:bookmark-end text:name="editorship-of-peer-reviewed-journal-issues"/></text:h>
      <text:list text:style-name="L11">
        <text:list-item>
          <text:p text:style-name="P11">Dick Kasperowski &amp; <text:span text:style-name="T2">Christopher Kullenberg</text:span> (2019) “Special Issue: Many Modes of Citizen Science”, <text:span text:style-name="T1">Science and Technology Studies</text:span>, Vol 32/2019, Issue 2.</text:p>
        </text:list-item>
      </text:list>
      <text:h text:style-name="Heading_20_4" text:outline-level="4"><text:bookmark-start text:name="non-peer-review"/>Non-peer review<text:bookmark-end text:name="non-peer-review"/></text:h>
      <text:list text:style-name="L12">
        <text:list-item>
          <text:p text:style-name="P12">Kullenberg, C. (2016) <text:a xlink:type="simple" xlink:href="https://humanit.hb.se/article/view/504/572" office:name=""><text:span text:style-name="Definition">“Sökandet efter den digitala politiken”</text:span></text:a>, <text:span text:style-name="T1">Human IT</text:span>, 13(2): 34-46 (book review).</text:p>
        </text:list-item>
        <text:list-item>
          <text:p text:style-name="P12">Kullenberg, C. (2015) “Internetövervakning som metod”, <text:a xlink:type="simple" xlink:href="http://gup.ub.gu.se/records/fulltext/220443/220443.pdf" office:name=""><text:span text:style-name="Definition">Ikaros</text:span></text:a>, 2015(1), pp 9–11.</text:p>
        </text:list-item>
        <text:list-item>
          <text:p text:style-name="P12">Kullenberg, C. (2011) “Bortom Wikileaks 1. Om nätläckans infrastruktur”, <text:span text:style-name="T1">Ord &amp; Bild</text:span>, 2011(1).</text:p>
        </text:list-item>
        <text:list-item>
          <text:p text:style-name="P12">Kullenberg, C. (2009) <text:a xlink:type="simple" xlink:href="http://www.fiff.de/publikationen/fiff-kommunikation/fk-2009/fiff-ko-1-2009/fiko_1_2009_kullenberg.pdf" office:name=""><text:span text:style-name="Definition">“The Social Impact of IT – Surveillance and Resistance in Present Day Conficts”</text:span></text:a>, <text:span text:style-name="T1">FiFF-Kommunikation</text:span>, 09(1).</text:p>
        </text:list-item>
        <text:list-item>
          <text:p text:style-name="P12">Kullenberg, C. , &amp; Palmås, Karl (2009) “Contagiontology”, <text:a xlink:type="simple" xlink:href="http://www.eurozine.com/articles/2009-03-09-kullenberg-en.html" office:name=""><text:span text:style-name="Definition">Eurozine</text:span></text:a>. First published in <text:span text:style-name="T1">Glänta</text:span> 2008(4) as “Smittontologi”.</text:p>
        </text:list-item>
        <text:list-item>
          <text:p text:style-name="P12">Kullenberg, C. (2008) “Robotar och krig”, <text:span text:style-name="T1">Ord &amp; Bild</text:span>, 2008(5).</text:p>
        </text:list-item>
      </text:list>
      <text:h text:style-name="Heading_20_3" text:outline-level="3"><text:bookmark-start text:name="book-chapters"/>Book chapters<text:bookmark-end text:name="book-chapters"/></text:h>
      <text:h text:style-name="Heading_20_4" text:outline-level="4"><text:bookmark-start text:name="peer-reviewed-1"/>Peer reviewed<text:bookmark-end text:name="peer-reviewed-1"/></text:h>
      <text:list text:style-name="L13">
        <text:list-item>
          <text:p text:style-name="P13">Nielsen, H. L., Rosendal, T., Järlehed, J., &amp; <text:span text:style-name="T2">Kullenberg, C.</text:span> (2020). “Investigating Bulletin Boards with Students: What Can Citizen Science Offer Education and Research in the Linguistic Landscape?” In D. Malinowski, H. H. Maxim, &amp; S. Dubreil (Eds.), <text:span text:style-name="T1">Language Teaching in the Linguistic Landscape: Mobilizing Pedagogy in Public Space</text:span> (pp. 349–371). Springer International Publishing. <text:a xlink:type="simple" xlink:href="https://doi.org/10.1007/978-3-030-55761-4_15" office:name=""><text:span text:style-name="Definition">https://doi.org/10.1007/978-3-030-55761-4_15</text:span></text:a></text:p>
        </text:list-item>
        <text:list-item>
          <text:p text:style-name="P13">Kasperowski, Dick; <text:span text:style-name="T2">Kullenberg, Christopher</text:span>; Rohden, Frauke (2020) “The Participatory Epistemic Cultures of Citizen Humanities: Bildung and epistemic subjects”, in Hetland et al. <text:span text:style-name="T1">A History of Participation in Museums and Archives</text:span>, Routledge: London and New York.</text:p>
        </text:list-item>
        <text:list-item>
          <text:p text:style-name="P13">Kasperowski, Dick; <text:span text:style-name="T2">Kullenberg, Christopher</text:span>; Rohden, Frauke (2020) “The epistemology of mobilising citizens in the sciences: Tensions in epistemic cultures of contribution and ideals of science”, in Mäkitalo et al. <text:span text:style-name="T1">Designs for Experimentation and Inquiry"</text:span>, Routledge: London and New York.</text:p>
        </text:list-item>
        <text:list-item>
          <text:p text:style-name="P13">Hård af Segerstad, Y. ; Howes, C. ; Kasperowski, D. &amp; <text:span text:style-name="T2">Kullenberg, C.</text:span> (2017) “Studying closed communities on-line: digital methods and ethical considerations beyond informed consent and pseudonymity”. Zimmer, M. &amp; Kinder-Kurlanda, K. (Eds.). <text:span text:style-name="T1">Internet Research Ethics for the Social Age: New Cases and Challenges</text:span>. Peter Lang.</text:p>
        </text:list-item>
        <text:list-item>
          <text:p text:style-name="P13">Kullenberg, C. (2011) “Sociology in the Making: Statistics as a Mediator between the Social sciences, Practice and the State”, in Ann Rudinow Saetnan, Heidi Mork Lomell, Svein Hammer, <text:span text:style-name="T1">The Mutual Construction of Statistics and Society</text:span>, New York: Routledge.</text:p>
        </text:list-item>
      </text:list>
      <text:h text:style-name="Heading_20_4" text:outline-level="4"><text:bookmark-start text:name="editorial-review"/>Editorial review<text:bookmark-end text:name="editorial-review"/></text:h>
      <text:list text:style-name="L14">
        <text:list-item>
          <text:p text:style-name="P14">Kullenberg, C. (2014) “Verkon tunnelit ja niiden kaivajat”, in Brunila Mikael &amp; Kallio Kimmo (eds.), <text:span text:style-name="T1">Verkko suljettu – Internet ja avoimuuden rajat</text:span>, Helsinki: Into kustannus, ISBN 978-952-264-248-6.</text:p>
        </text:list-item>
        <text:list-item>
          <text:p text:style-name="P14">Kullenberg, C. (2013) “Resistance in hybrid networks: The case of Telecomix”, in Bueti, Federica (ed.), <text:span text:style-name="T1">Move… ment</text:span>, London: Book Works.</text:p>
        </text:list-item>
        <text:list-item>
          <text:p text:style-name="P14">Kullenberg, C. (2009) “Den panspektriska tidsålderns motståndsstrategier”, in Lilja, Mona &amp; Vinthagen Stellan (eds) <text:span text:style-name="T1">Motstånd</text:span>, Malmö: Liber AB.</text:p>
        </text:list-item>
        <text:list-item>
          <text:p text:style-name="P14">Kullenberg, C. (2008) “Tre frågor om sociologins objektivitet och förhållande till naturvetenskaperna”, in Hallberg, Margareta (eds), <text:span text:style-name="T1">Vi vet något – Festskrift till Jan Bärmark</text:span>, Göteborg: Institutionen för idéhistoria och vetenskapsteori, ISBN 978–91–976239–1–9.</text:p>
        </text:list-item>
      </text:list>
      <text:h text:style-name="Heading_20_4" text:outline-level="4"><text:bookmark-start text:name="pre-prints"/>Pre-prints<text:bookmark-end text:name="pre-prints"/></text:h>
      <text:list text:style-name="L15">
        <text:list-item>
          <text:p text:style-name="P15">Kullenberg, C. Ponti, M., T Hillman, D Kasperowski, C Kullenberg (2017) “Getting it Right or Being Top Rank: Games in Citizen Science”, Socarxiv, <text:a xlink:type="simple" xlink:href="https://osf.io/preprints/socarxiv/3qrnc/" office:name=""><text:span text:style-name="Definition">https://osf.io/preprints/socarxiv/3qrnc/</text:span></text:a></text:p>
        </text:list-item>
        <text:list-item>
          <text:p text:style-name="P15">Kullenberg, C. Kasperowski, D., Kullenberg, C., Mäkitalo, Å. (2017) “Embedding Citizen Science in Research: Forms of engagement, scientific output and values for science, policy and society”, Socarxiv, <text:a xlink:type="simple" xlink:href="https://osf.io/preprints/socarxiv/tfsgh/" office:name=""><text:span text:style-name="Definition">https://osf.io/preprints/socarxiv/tfsgh/</text:span></text:a></text:p>
        </text:list-item>
      </text:list>
      <text:h text:style-name="Heading_20_3" text:outline-level="3"><text:bookmark-start text:name="other-publications"/>Other publications<text:bookmark-end text:name="other-publications"/></text:h>
      <text:h text:style-name="Heading_20_4" text:outline-level="4"><text:bookmark-start text:name="reports"/>Reports<text:bookmark-end text:name="reports"/></text:h>
      <text:list text:style-name="L16">
        <text:list-item>
          <text:p text:style-name="P16">Kasperowski, Dick &amp; Kullenberg, Christopher (2018) “<text:a xlink:type="simple" xlink:href="http://www.formas.se/sv/Om-Formas/Formas-Publikationer/Rapporter/Medborgarforskning-och-vetenskapens-demokratisering/" office:name=""><text:span text:style-name="Definition">Medborgarforskning och vetenskapens demokratisering</text:span></text:a>”, Forskningsrådet Formas, Rapport R3:2018, ISBN 978-91-540-6102-0.</text:p>
        </text:list-item>
        <text:list-item>
          <text:p text:style-name="P16">Kullenberg, C. Ulrike Sturm, Sven Schade, Luigi Ceccaroni, Margaret Gold, Christopher C. M. Kyba, Bernat Claramunt, Muki Haklay, Dick Kasperowski, Alexandra Albert, Jaume Piera, Jonathan Brier, Christopher Kullenberg, Soledad Luna (2017) <text:a xlink:type="simple" xlink:href="https://doi.org/10.3897/rio.4.e23394" office:name=""><text:span text:style-name="Definition">“Defining principles for mobile apps and platforms development in citizen science”</text:span></text:a>, Workshop Report, Research Ideas and Outcomes 4: e23394 (04 Jan 2018).</text:p>
        </text:list-item>
        <text:list-item>
          <text:p text:style-name="P16">Kullenberg, C. Björkvall, Anders, Johan Järlehed, Christopher Kullenberg, Helle Lykke Nielsen, Andreas Nord, Tove Rosendal, Sara Van Meerbergen &amp; Gustav Westberg (2017) <text:a xlink:type="simple" xlink:href="https://www.forskarfredag.se/filer/ff2016-anslagstavlan-slutrapport.pdf" office:name=""><text:span text:style-name="Definition">"Slutrapport Anslagstavlan - Forskarfredags Massexperiment 2016</text:span></text:a>, VA-rapport 2017:1, Red. Fredrik Bronéus, Stockholm: Vetenskap och Allmänhet, ISSN 1653-6843.</text:p>
        </text:list-item>
        <text:list-item>
          <text:p text:style-name="P16">Kullenberg, C. Kullenberg, Christopher (2017) <text:a xlink:type="simple" xlink:href="http://www.slu.se/globalassets/ew/subw/lifewatch/publikationer/slw-summary-report-web-170622.pdf" office:name=""><text:span text:style-name="Definition">Open data - buzz word or virtual opportunities?</text:span></text:a>, in <text:span text:style-name="T1">Swedish LifeWatch – a national e-infrastructure for biodiversity data</text:span>, ArtDatabanken SLU, ISBN 978-91-87853-17-3.</text:p>
        </text:list-item>
      </text:list>
      <text:h text:style-name="Heading_20_4" text:outline-level="4"><text:bookmark-start text:name="preface-and-review-of-translation"/>Preface and review of translation<text:bookmark-end text:name="preface-and-review-of-translation"/></text:h>
      <text:list text:style-name="L17">
        <text:list-item>
          <text:p text:style-name="P17">Kullenberg, C. (2012) “Introduktion”, in <text:span text:style-name="T1">Tre Klassiska Texter – Émile Durkheim, Gabriel Tarde, Max Weber</text:span>, fackgranskad av Christopher Kullenberg, Göteborg: Korpen Koloni.</text:p>
        </text:list-item>
      </text:list>
      <text:h text:style-name="Heading_20_4" text:outline-level="4"><text:bookmark-start text:name="proceedings-peer-reviewed"/>Proceedings: Peer reviewed<text:bookmark-end text:name="proceedings-peer-reviewed"/></text:h>
      <text:list text:style-name="L18">
        <text:list-item>
          <text:p text:style-name="P18">Nord, Andreas, Järlehed, Johan &amp; Kullenberg, Christopher (2019) “För anslagstavlan i tiden. Vad händer på svenska anslagstavlor?”, in Bianchi, Marco, Håkansson, David, Melander, Björn, Pfister, Linda, Westman, Maria &amp; Östman, Carin (eds.), Svenskans beskrivning 36. Förhandlingar vid trettiosjätte sammankomsten. Uppsala 25–27 oktober 2017. Uppsala: Institutionen för nordiska språk vid Uppsala universitet. S. 179–194.</text:p>
        </text:list-item>
      </text:list>
      <text:h text:style-name="Heading_20_4" text:outline-level="4"><text:bookmark-start text:name="conference-contributions-peer-reviewed"/>Conference contributions, peer reviewed<text:bookmark-end text:name="conference-contributions-peer-reviewed"/></text:h>
      <text:p text:style-name="First_20_paragraph"/>
      <text:list text:style-name="L19">
        <text:list-item>
          <text:p text:style-name="P19">Kasperowski, Dick., Kullenberg, Christopher., Rohden, Frauke. (2018) <text:a xlink:type="simple" xlink:href="https://nomadit.co.uk/easst/easst2018/conferencesuite.php/panels/Views/All%20Panels" office:name=""><text:span text:style-name="Definition">“Epistemic cultures in citizen science and humanities: Distribution, epistemic subjects, programs and anti-programs”</text:span></text:a>, <text:span text:style-name="T1">EASST2018: Meetings - Making Science, Technology and Society together</text:span>, Lancaster University, UK.</text:p>
        </text:list-item>
        <text:list-item>
          <text:p text:style-name="P19">Andreas Nord, Johan Järlehed &amp; Christopher Kullenberg, <text:a xlink:type="simple" xlink:href="http://www2.nordiska.uu.se/konferens/svebe36/sammandrag/nord-jarlehed-kullenberg/" office:name=""><text:span text:style-name="Definition">“För anslagstavlan i tiden: Vad händer på svenska anslagstavlor?”</text:span></text:a>, <text:span text:style-name="T1">Svenskans beskrivning</text:span>, Uppsala University, 25–27 october 2017.</text:p>
        </text:list-item>
        <text:list-item>
          <text:p text:style-name="P19">Kullenberg, C. (2017) “Talking about #citizenscience”, <text:a xlink:type="simple" xlink:href="http://socav.gu.se/english/research/third-nordic-science-and-technology-studies-conference" office:name=""><text:span text:style-name="Definition">Third Nordic Science and Technology Conference, Göteborg, May 31-June2</text:span></text:a>.</text:p>
        </text:list-item>
        <text:list-item>
          <text:p text:style-name="P19">Kasperowski, D. ; Kullenberg, C. (2016) “Citizen Humanities: Configuring Interpretation and Perception for Participation”. <text:span text:style-name="T1">Citizen Science – Innovation in Open Science, Society and Policy</text:span>, 19–21 May 2016, Berlin, 26-27.</text:p>
        </text:list-item>
        <text:list-item>
          <text:p text:style-name="P19">Nelhans, G. ; Kullenberg, C. (2016) “Happiness as a Valuation of Nations: From Margin to Indicator”. <text:span text:style-name="T1">4S/EASST Conference</text:span>, Barcelona 2016.</text:p>
        </text:list-item>
        <text:list-item>
          <text:p text:style-name="P19">Ponti, M; Hagen, N; Hillman, T; Kasperowski, D; Kullenberg, C; Stankovic, I (2015) “Designing Futures for Learning in the Crowd: New Challenges and Opportunities for CSCL”. In: Lindwall, O., Häkkinen, P., Koschman, T. Tchounikine, P. &amp; Ludvigsen, S. (Eds.) (2015). <text:span text:style-name="T1">Exploring the Material Conditions of Learning: The Computer Supported Collaborative Learning (CSCL) Conference</text:span>, Vol. 2 s. 885-888.</text:p>
        </text:list-item>
        <text:list-item>
          <text:p text:style-name="P19">Kasperowski, D; Hagen, N; Kullenberg, C; Walford, A; Smith, K, V; Liborion, M; Prutzer N &amp; Hamid, S, T (2015) “Joining Reference and Representation — Citizen Science as Resistance Practice”. <text:span text:style-name="T1">Society for Social Studies of Science 2015 Annual Meeting</text:span>, November 11-14 Denver, Colorado.</text:p>
        </text:list-item>
        <text:list-item>
          <text:p text:style-name="P19">Kullenberg, C. (2008) “The Panspectrocist Abstract Machine 1. Machinic Phyla, Territorialities and Social Diagrams”. <text:span text:style-name="T1">The First International Deleuze Studies Conference</text:span>, 1 Monday: 11/08/08.</text:p>
        </text:list-item>
        <text:list-item>
          <text:p text:style-name="P19">Kullenberg, C. (2008) “The Objects and Objections of the Social Sciences – The Re-discovery of Epistemic Practice as a Tool for Enhancing Public Participation”. <text:span text:style-name="T1">Ironists, Reformers or Rebels? The Role of the Social Sciences in Participatory Policy Making</text:span>, June 26-27th 2008 at Collegium Helveticum, UZH/ETH Zürich, Switzerland.</text:p>
        </text:list-item>
        <text:list-item>
          <text:p text:style-name="P19">Kullenberg, C. (2008) “From State Sociology to Centres of Calculation: the Swedish case”. <text:span text:style-name="T1">Acting with Science, Technology and Medicine 4S-EASST 2008 Rotterdam</text:span>, the Netherlands, August 20-23 2008. 367-368.</text:p>
        </text:list-item>
      </text:list>
      <text:h text:style-name="Heading_20_4" text:outline-level="4"><text:bookmark-start text:name="research-notes"/>Research notes<text:bookmark-end text:name="research-notes"/></text:h>
      <text:list text:style-name="L20">
        <text:list-item>
          <text:p text:style-name="P20">Kullenberg, C. (2017) “Bibliometric probing of the concept ‘open science’ - a notebook”, <text:a xlink:type="simple" xlink:href="https://github.com/christopherkullenberg/openscienceliterature/" office:name=""><text:span text:style-name="Definition">https://github.com/christopherkullenberg/openscienceliterature/</text:span></text:a>.</text:p>
        </text:list-item>
      </text:list>
      <text:h text:style-name="Heading_20_4" text:outline-level="4"><text:bookmark-start text:name="popularizations-in-news-media"/>Popularizations in news media<text:bookmark-end text:name="popularizations-in-news-media"/></text:h>
      <text:list text:style-name="L21">
        <text:list-item>
          <text:p text:style-name="P21">Kullenberg, C. (2015) <text:a xlink:type="simple" xlink:href="http://www.svd.se/tankesprang-som-kopplar-ihop-varlden" office:name=""><text:span text:style-name="Definition">“Tankesprång som kopplar ihop världen”</text:span></text:a>, <text:span text:style-name="T1">SvD Under Strecket</text:span>, 4 September, 2015.</text:p>
        </text:list-item>
        <text:list-item>
          <text:p text:style-name="P21">Kullenberg, C. (2014) <text:a xlink:type="simple" xlink:href="http://www.svd.se/kultur/understrecket/gazakonfliktens-underjordiska-liv_3776810.svd" office:name=""><text:span text:style-name="Definition">“Gazakonfliktens underjordiska liv”</text:span></text:a>, <text:span text:style-name="T1">SvD Under Strecket</text:span>, 26 Juli, 2014.</text:p>
        </text:list-item>
        <text:list-item>
          <text:p text:style-name="P21">Kullenberg, C. (2011) <text:a xlink:type="simple" xlink:href="http://www.fria.nu/artikel/88431" office:name=""><text:span text:style-name="Definition">“Internet nära oss”</text:span></text:a>, <text:span text:style-name="T1">Fria tidningen</text:span> 2011-05-30.</text:p>
        </text:list-item>
      </text:list>
      <text:h text:style-name="Heading_20_4" text:outline-level="4"><text:bookmark-start text:name="opinion-pieces"/>Opinion pieces<text:bookmark-end text:name="opinion-pieces"/></text:h>
      <text:list text:style-name="L22">
        <text:list-item>
          <text:p text:style-name="P22">Kullenberg, C. 20160402, Svenska Dagbladet (with Niclas Hagen), <text:a xlink:type="simple" xlink:href="http://www.svd.se/empati-och-solidaritet-tar-nya-former-pa-natet" office:name=""><text:span text:style-name="Definition">“Empati och solidaritet tar nya former på nätet”</text:span></text:a>.</text:p>
        </text:list-item>
        <text:list-item>
          <text:p text:style-name="P22">Kullenberg, C. 20160322, Expressen, <text:a xlink:type="simple" xlink:href="http://www.expressen.se/debatt/finns-ingen-anledning-att-cyberkapprusta/" office:name=""><text:span text:style-name="Definition">“Det finns ingen anledning att cyberkapprusta”</text:span></text:a>.</text:p>
        </text:list-item>
        <text:list-item>
          <text:p text:style-name="P22">Kullenberg, C. 20151119, Expressen, <text:a xlink:type="simple" xlink:href="http://www.expressen.se/debatt/overvakningsfragor-maste-fa-ta-sin-tid/" office:name=""><text:span text:style-name="Definition">“Övervakningsfrågor måste få ta sin tid”</text:span></text:a>.</text:p>
        </text:list-item>
        <text:list-item>
          <text:p text:style-name="P22">Kullenberg, C. 20130907, Expressen, <text:a xlink:type="simple" xlink:href="http://www.expressen.se/debatt/nu-maste-vi-stanga-bakdorrarna/" office:name=""><text:span text:style-name="Definition">“Nu måste vi stänga bakdörrarna”</text:span></text:a>.</text:p>
        </text:list-item>
        <text:list-item>
          <text:p text:style-name="P22">Kullenberg, C. 20130611, Expressen, <text:a xlink:type="simple" xlink:href="http://www.expressen.se/debatt/det-stora-avslojandet-aterstar-for-snowden/" office:name=""><text:span text:style-name="Definition">“Det stora avslöjandet återstår för Snowden”</text:span></text:a>.</text:p>
        </text:list-item>
        <text:list-item>
          <text:p text:style-name="P22">Kullenberg, C. 20110221, Expressen, <text:a xlink:type="simple" xlink:href="http://www.expressen.se/debatt/christopher-kullenberg-akrobatikrekord-i-regeringskonst/" office:name=""><text:span text:style-name="Definition">“Akrobatirekord i regeringskonst”</text:span></text:a>.</text:p>
        </text:list-item>
        <text:list-item>
          <text:p text:style-name="P22">Kullenberg, C. 20101118, SVT Debatt, <text:a xlink:type="simple" xlink:href="" office:name=""><text:span text:style-name="Definition">“Wikileaks är större än den häktade Julian Assange”</text:span></text:a>.</text:p>
        </text:list-item>
        <text:list-item>
          <text:p text:style-name="P22">Kullenberg, C. 20100928, SVT Debatt, <text:a xlink:type="simple" xlink:href="" office:name=""><text:span text:style-name="Definition">“Socialdemokraterna bör vara stolta över att ha banat väg för The Pirate Bay”</text:span></text:a>.</text:p>
        </text:list-item>
        <text:list-item>
          <text:p text:style-name="P22">Kullenberg, C. 20100907, Svenska Dagbladet, <text:a xlink:type="simple" xlink:href="http://www.svd.se/internetoperatorerna-maste-skyddas-fran-upphovsrattsindustrin" office:name=""><text:span text:style-name="Definition">“Internetoperatörerna måste skyddas från upphovsrättsindustrin”</text:span></text:a>.</text:p>
        </text:list-item>
        <text:list-item>
          <text:p text:style-name="P22">Kullenberg, C. 20100717, Svenska Dagbladet (with Marcin de Kaminski), <text:a xlink:type="simple" xlink:href="http://www.svd.se/internet-ar-redan-trasigt" office:name=""><text:span text:style-name="Definition">“Internet är redan trasigt”</text:span></text:a>.</text:p>
        </text:list-item>
        <text:list-item>
          <text:p text:style-name="P22">Kullenberg, C. 20090709, Newsmill, <text:a xlink:type="simple" xlink:href="" office:name=""><text:span text:style-name="Definition">“Google borde stå på internetmedborgarnas och inte diktaturernas sida”</text:span></text:a>.</text:p>
        </text:list-item>
        <text:list-item>
          <text:p text:style-name="P22">Kullenberg, C. 20090617, Newsmill, <text:a xlink:type="simple" xlink:href="" office:name=""><text:span text:style-name="Definition">“Så hjälper The Pirate Bay motståndet i Iran”</text:span></text:a>.</text:p>
        </text:list-item>
        <text:list-item>
          <text:p text:style-name="P22">Kullenberg, C. 20090506, Newsmill, <text:a xlink:type="simple" xlink:href="" office:name=""><text:span text:style-name="Definition">“Bloggarna står för den bästa rapporteringen kring EU:s viktigaste fråga”</text:span></text:a>.</text:p>
        </text:list-item>
        <text:list-item>
          <text:p text:style-name="P22">Kullenberg, C. 20090504, Newsmill, <text:a xlink:type="simple" xlink:href="" office:name=""><text:span text:style-name="Definition">“Telekompaketet en medborgarrättslig katastrof”</text:span></text:a>.</text:p>
        </text:list-item>
        <text:list-item>
          <text:p text:style-name="P22">Kullenberg, C. 20090429, Expressen, <text:a xlink:type="simple" xlink:href="http://www.expressen.se/debatt/sverige-maste-raddas-undan-var-internetfientliga-regering/" office:name=""><text:span text:style-name="Definition">“Sverige måste räddas undan vår internetfientliga regering”</text:span></text:a>.</text:p>
        </text:list-item>
        <text:list-item>
          <text:p text:style-name="P22">Kullenberg, C. 20081219, Svenska Dagbladet, <text:a xlink:type="simple" xlink:href="" office:name=""><text:span text:style-name="Definition">“Nya politiska idéer smittar som virus”</text:span></text:a>.</text:p>
        </text:list-item>
        <text:list-item>
          <text:p text:style-name="P22">Kullenberg, C. 20081113, Sydsvenskan, <text:a xlink:type="simple" xlink:href="http://www.sydsvenskan.se/2008-11-12/piratjagarlagen" office:name=""><text:span text:style-name="Definition">“Piratjägarlagen”</text:span></text:a>.</text:p>
        </text:list-item>
        <text:list-item>
          <text:p text:style-name="P22">Kullenberg, C. 20081007, Svenska Dagbladet, <text:a xlink:type="simple" xlink:href="http://www.svd.se/det-digitala-livet-ar-inte-mindre-verkligt" office:name=""><text:span text:style-name="Definition">“Det digitala livet är inte mindre verkligt”</text:span></text:a>.</text:p>
        </text:list-item>
        <text:list-item>
          <text:p text:style-name="P22">Kullenberg, C. 20080926, Expressen, <text:a xlink:type="simple" xlink:href="" office:name=""><text:span text:style-name="Definition">“De förtjänar inte kallas liberaler”</text:span></text:a>.</text:p>
        </text:list-item>
        <text:list-item>
          <text:p text:style-name="P22">Kullenberg, C. 20080916, Expressen (with Mark Klamberg &amp; Karl Palmås), <text:a xlink:type="simple" xlink:href="http://www.expressen.se/kultur/silence-fiction/" office:name=""><text:span text:style-name="Definition">“Silence Fiction”</text:span></text:a>.</text:p>
        </text:list-item>
        <text:list-item>
          <text:p text:style-name="P22">Kullenberg, C. 20080916, Aftonbladet (with Emina Karic), <text:a xlink:type="simple" xlink:href="" office:name=""><text:span text:style-name="Definition">“FRA:s signalspaning liknar Sovjetssystemets centraldator”</text:span></text:a>.</text:p>
        </text:list-item>
        <text:list-item>
          <text:p text:style-name="P22">Kullenberg, C. 20080916, Sydsvenskan, <text:a xlink:type="simple" xlink:href="" office:name=""><text:span text:style-name="Definition">“Kreativitet bästa motståndet mot FRA”</text:span></text:a>.</text:p>
        </text:list-item>
        <text:list-item>
          <text:p text:style-name="P22">Kullenberg, C. 20080715, Expressen, (with Evelina Wahlqvist), <text:a xlink:type="simple" xlink:href="http://www.expressen.se/debatt/ryssland-ar-inte-hotet-bergling/" office:name=""><text:span text:style-name="Definition">“Ryssland är inte hotet Bergling!”</text:span></text:a>.</text:p>
        </text:list-item>
        <text:list-item>
          <text:p text:style-name="P22">Kullenberg, C. 20080709, Svenska Dagbladet, <text:a xlink:type="simple" xlink:href="http://www.svd.se/fra-kan-visst" office:name=""><text:span text:style-name="Definition">“FRA kan visst!”</text:span></text:a>.</text:p>
        </text:list-item>
        <text:list-item>
          <text:p text:style-name="P22">Kullenberg, C. 20080704, Aftonbladet, <text:a xlink:type="simple" xlink:href="" office:name=""><text:span text:style-name="Definition">“Anti-FRA – den nya liberalismen”</text:span></text:a>.</text:p>
        </text:list-item>
        <text:list-item>
          <text:p text:style-name="P22">Kullenberg, C. 20080616, Expressen, <text:a xlink:type="simple" xlink:href="http://www.expressen.se/debatt/fra-lagen-hindrar-fria-forskningen/" office:name=""><text:span text:style-name="Definition">“FRA hotar den fria forskningen”</text:span></text:a>.</text:p>
        </text:list-item>
        <text:list-item>
          <text:p text:style-name="P22">Kullenberg, C. 20080616, Svenska Dagbladet, <text:a xlink:type="simple" xlink:href="http://www.svd.se/meddelarskyddet-bort-med-ett-knapptryck" office:name=""><text:span text:style-name="Definition">“Meddelarskyddet borta med ett knapptryck”</text:span></text:a>.</text:p>
        </text:list-item>
        <text:list-item>
          <text:p text:style-name="P22">Kullenberg, C. 20061011, Svenska Dagbladet, <text:a xlink:type="simple" xlink:href="http://www.svd.se/bodstrom-forlorar-snart-natkontrollen" office:name=""><text:span text:style-name="Definition">“Bodström förlorar snart nätkontrollen”</text:span></text:a>.</text:p>
        </text:list-item>
        <text:list-item>
          <text:p text:style-name="P22">Kullenberg, C. 20060806, Svenska Dagbladet, <text:a xlink:type="simple" xlink:href="http://www.svd.se/vi-har-inget-att-oroa-oss-for" office:name=""><text:span text:style-name="Definition">“Vi har inget att oroa oss för”</text:span></text:a>.</text:p>
        </text:list-item>
      </text:list>
      <text:h text:style-name="Heading_20_4" text:outline-level="4"><text:bookmark-start text:name="popularizations-book-chapters-and-articles"/>Popularizations: book chapters and articles<text:bookmark-end text:name="popularizations-book-chapters-and-articles"/></text:h>
      <text:p text:style-name="First_20_paragraph"/>
      <text:list text:style-name="L23">
        <text:list-item>
          <text:p text:style-name="P23">Kullenberg, C. (2016) “Alla kan forska - Vad är medborgarvetenskap och hur skiljer den sig från vanlig vetenskap”, <text:span text:style-name="T1">Modern filosofi</text:span>, 2016(3), 68-69.</text:p>
        </text:list-item>
        <text:list-item>
          <text:p text:style-name="P23">Kullenberg, C. (2013) “Nätets Geopolitik”, in <text:span text:style-name="T1">Det är vår värld – tio unga röster om global solidaritet</text:span>, Stockholm: A-smedjan.</text:p>
        </text:list-item>
        <text:list-item>
          <text:p text:style-name="P23">Kullenberg, C. (2010) “Teknik är samhället gjort hållbart… eller?”, in Tovhult Klara (eds) <text:span text:style-name="T1">Kunskap, kommunikation, kontroll – Drömmar och farhågor i informationssamhället</text:span>, Stockholm: Sharing is Caring Förlag.</text:p>
        </text:list-item>
      </text:list>
      <text:h text:style-name="Heading_20_4" text:outline-level="4"><text:bookmark-start text:name="collections"/>Collections<text:bookmark-end text:name="collections"/></text:h>
      <text:list text:style-name="L24">
        <text:list-item>
          <text:p text:style-name="P24">Kullenberg, C. , &amp; Lehne, J. (2009) <text:span text:style-name="T1">Resistance Studies Reader 2008</text:span>, London and Gothenburg: Resistance Studies Network.</text:p>
        </text:list-item>
      </text:list>
      <text:h text:style-name="Heading_20_4" text:outline-level="4"><text:bookmark-start text:name="open-data-repositories"/>Open data repositories<text:bookmark-end text:name="open-data-repositories"/></text:h>
      <text:list text:style-name="L25">
        <text:list-item>
          <text:p text:style-name="P25">Kullenberg, C. (2015) &amp; Nelhans, Gustaf. (2015). The happiness turn? Mapping the Emergence of “Happiness Studies” Using Cited References. Version 1.0. Svensk Nationell Datatjänst. <text:a xlink:type="simple" xlink:href="http://dx.doi.org/10.5878/002633" office:name=""><text:span text:style-name="Definition">DOI 10.5878/002633</text:span></text:a>.</text:p>
        </text:list-item>
      </text:list>
      <text:h text:style-name="Heading_20_4" text:outline-level="4"><text:bookmark-start text:name="software"/>Software<text:bookmark-end text:name="software"/></text:h>
      <text:list text:style-name="L26">
        <text:list-item>
          <text:p text:style-name="P26">Kullenberg, C (2018) <text:span text:style-name="T1">Flashbackscraper</text:span>, scraper software for the Flashback.org internet forum, <text:a xlink:type="simple" xlink:href="https://github.com/christopherkullenberg/flashbackscraper" office:name=""><text:span text:style-name="Definition">https://github.com/christopherkullenberg/flashbackscraper</text:span></text:a>.</text:p>
        </text:list-item>
        <text:list-item>
          <text:p text:style-name="P26">Kullenberg, C (2018) <text:span text:style-name="T1">#backaspotify</text:span> code repository, Visualisation and anonymisation software for Twitter analysis, <text:a xlink:type="simple" xlink:href="https://github.com/christopherkullenberg/backaspotify" office:name=""><text:span text:style-name="Definition">https://github.com/christopherkullenberg/backaspotify</text:span></text:a>.</text:p>
        </text:list-item>
        <text:list-item>
          <text:p text:style-name="P26">Kullenberg, C (2018) <text:span text:style-name="T1">Talk Analyzer</text:span>, forum analysis software, <text:a xlink:type="simple" xlink:href="https://github.com/christopherkullenberg/talk-analyzer" office:name=""><text:span text:style-name="Definition">https://github.com/christopherkullenberg/talk-analyzer</text:span></text:a>, Kullenberg C (2019) talk-analyzer. Figshare. DOI: 10.6084/m9.figshare.7571003.v1.</text:p>
        </text:list-item>
        <text:list-item>
          <text:p text:style-name="P26">Kullenberg, C. (2015) <text:span text:style-name="T1">Cite.py</text:span>, Citation analysis software, <text:a xlink:type="simple" xlink:href="https://github.com/christopherkullenberg/Citepy" office:name=""><text:span text:style-name="Definition">https://github.com/christopherkullenberg/Citepy</text:span></text:a>.</text:p>
        </text:list-item>
        <text:list-item>
          <text:p text:style-name="P26">Kullenberg, C. (2016) <text:a xlink:type="simple" xlink:href="http://offentligautredningar.flov.gu.se/" office:name=""><text:span text:style-name="Definition">offentligautredningar.flov.gu.se</text:span></text:a>, Search engine for Statens offentliga utredningar, <text:a xlink:type="simple" xlink:href="https://github.com/christopherkullenberg/offentligautredningar.se" office:name=""><text:span text:style-name="Definition">github.com/christopherkullenberg/offentligautredningar.se</text:span></text:a>.</text:p>
        </text:list-item>
        <text:list-item>
          <text:p text:style-name="P26">Kullenberg, C. (2016) <text:a xlink:type="simple" xlink:href="https://genuskollen.se" office:name=""><text:span text:style-name="Definition"><text:span text:style-name="T1">Genuskollen.se</text:span></text:span></text:a>, Gender counter algorithm based on names, <text:a xlink:type="simple" xlink:href="https://github.com/christopherkullenberg/gendercounter" office:name=""><text:span text:style-name="Definition">github.com/christopherkullenberg/gendercounter</text:span></text:a>.</text:p>
        </text:list-item>
      </text:list>
      <text:h text:style-name="Heading_20_2" text:outline-level="2"><text:bookmark-start text:name="research-collaborations"/>Research Collaborations<text:bookmark-end text:name="research-collaborations"/></text:h>
      <text:list text:style-name="L27">
        <text:list-item>
          <text:p text:style-name="P27">Member of the <text:a xlink:type="simple" xlink:href="https://www.scishops.eu/export-and-advisory-board/#16" office:name=""><text:span text:style-name="Definition">Expert and advisory board for Scishops.eu</text:span></text:a>.</text:p>
        </text:list-item>
        <text:list-item>
          <text:p text:style-name="P27">Member of the <text:a xlink:type="simple" xlink:href="https://citizenscienceassociation.org/overview/steering-committees/#metadata" office:name=""><text:span text:style-name="Definition">Citizen Science Association Working Group for Data and Metadata.</text:span></text:a></text:p>
        </text:list-item>
        <text:list-item>
          <text:p text:style-name="P27">Member of the <text:a xlink:type="simple" xlink:href="http://letstudio.gu.se/members/christopher-kullenberg" office:name=""><text:span text:style-name="Definition">Learning and Media Technology Studio, LETStudio, University of Gothenburg.</text:span></text:a>.</text:p>
        </text:list-item>
        <text:list-item>
          <text:p text:style-name="P27">2016-2018. Board Member of the <text:a xlink:type="simple" xlink:href="http://cassirer.se/sallskapet/styrelse/" office:name=""><text:span text:style-name="Definition">Swedish Ernst Cassirer Society</text:span></text:a>.</text:p>
        </text:list-item>
        <text:list-item>
          <text:p text:style-name="P27">Member of the scientific advisory board of the project <text:a xlink:type="simple" xlink:href="http://anslag.rj.se/sv/anslag/52553" office:name=""><text:span text:style-name="Definition">“Minnen av Selma Lagerlöf”, funded by Riksbankens Jubileumsfond</text:span></text:a>.</text:p>
        </text:list-item>
      </text:list>
      <text:h text:style-name="Heading_20_2" text:outline-level="2"><text:bookmark-start text:name="referee-work"/>Referee work<text:bookmark-end text:name="referee-work"/></text:h>
      <text:h text:style-name="Heading_20_3" text:outline-level="3"><text:bookmark-start text:name="expert-for-employment-or-promotion"/>Expert for employment or promotion<text:bookmark-end text:name="expert-for-employment-or-promotion"/></text:h>
      <text:list text:style-name="L28">
        <text:list-item>
          <text:p text:style-name="P28">Reviewer for application as Ph.D. candidate in Theory of Science, Dept. of Philosophy, Linguistics and Theory of Science, University of Gothenburg, (2017).</text:p>
        </text:list-item>
      </text:list>
      <text:h text:style-name="Heading_20_3" text:outline-level="3"><text:bookmark-start text:name="pre-publication-reviews"/>Pre-publication reviews<text:bookmark-end text:name="pre-publication-reviews"/></text:h>
      <text:p text:style-name="First_20_paragraph">(see also: <text:a xlink:type="simple" xlink:href="publons.com/a/1172130/" office:name=""><text:span text:style-name="Definition">publons.com/a/1172130/</text:span></text:a>)</text:p>
      <text:list text:style-name="L29">
        <text:list-item>
          <text:p text:style-name="P29"><text:span text:style-name="T1">New Media and Society</text:span> (2018)</text:p>
        </text:list-item>
        <text:list-item>
          <text:p text:style-name="P29"><text:span text:style-name="T1">Citizen Science: Theory and Practice</text:span> (2018)</text:p>
        </text:list-item>
        <text:list-item>
          <text:p text:style-name="P29"><text:span text:style-name="T1">Citizen Science: Theory and Practice</text:span> (2018)</text:p>
        </text:list-item>
        <text:list-item>
          <text:p text:style-name="P29"><text:span text:style-name="T1">Journal of Science Communication</text:span> (2018)</text:p>
        </text:list-item>
        <text:list-item>
          <text:p text:style-name="P29"><text:span text:style-name="T1">Journal of Resistance Studies</text:span> (2017)</text:p>
        </text:list-item>
        <text:list-item>
          <text:p text:style-name="P29"><text:span text:style-name="T1">Cities</text:span> (2017)</text:p>
        </text:list-item>
        <text:list-item>
          <text:p text:style-name="P29"><text:span text:style-name="T1">Lychnos</text:span> (2017)</text:p>
        </text:list-item>
        <text:list-item>
          <text:p text:style-name="P29"><text:span text:style-name="T1">PLOS ONE</text:span> (2016)</text:p>
        </text:list-item>
        <text:list-item>
          <text:p text:style-name="P29"><text:span text:style-name="T1">Nordic Journal of Science and Technology Studies</text:span> (2016)</text:p>
        </text:list-item>
        <text:list-item>
          <text:p text:style-name="P29"><text:span text:style-name="T1">Journal of the Royal Society of New Zealand</text:span> (2015)</text:p>
        </text:list-item>
        <text:list-item>
          <text:p text:style-name="P29"><text:span text:style-name="T1">Higher Education</text:span> (2015)</text:p>
        </text:list-item>
        <text:list-item>
          <text:p text:style-name="P29"><text:span text:style-name="T1">Organization Studies</text:span> (2015)</text:p>
        </text:list-item>
        <text:list-item>
          <text:p text:style-name="P29"><text:span text:style-name="T1">Journal of Resistance Studies</text:span> (2015)</text:p>
        </text:list-item>
        <text:list-item>
          <text:p text:style-name="P29"><text:span text:style-name="T1">Journal of Resistance Studies</text:span> (2015)</text:p>
        </text:list-item>
      </text:list>
      <text:h text:style-name="Heading_20_3" text:outline-level="3"><text:bookmark-start text:name="research-applications-reviews"/>Research applications reviews<text:bookmark-end text:name="research-applications-reviews"/></text:h>
      <text:list text:style-name="L30">
        <text:list-item>
          <text:p text:style-name="P30"><text:a xlink:type="simple" xlink:href="http://files.christopherkullenberg.se/NWOreview.pdf" office:name=""><text:span text:style-name="Definition">Netherlands Organisation for Scientific Research (NWO), Veni Research Proposal</text:span></text:a>. (2017)</text:p>
        </text:list-item>
        <text:list-item>
          <text:p text:style-name="P30"><text:a xlink:type="simple" xlink:href="http://files.christopherkullenberg.se/erc.pdf" office:name=""><text:span text:style-name="Definition">ERC Consolidator Grant Call 2015, European Research Council</text:span></text:a>. (2015)</text:p>
        </text:list-item>
      </text:list>
      <text:h text:style-name="Heading_20_3" text:outline-level="3"><text:bookmark-start text:name="editorial-board-membership"/>Editorial board membership<text:bookmark-end text:name="editorial-board-membership"/></text:h>
      <text:list text:style-name="L31">
        <text:list-item>
          <text:p text:style-name="P31"><text:a xlink:type="simple" xlink:href="http://resistance-journal.org/the-old-rs-mag/" office:name=""><text:span text:style-name="Definition">2008 1. 2010. Editor and founder, Resistance Studies Magazine.</text:span></text:a></text:p>
        </text:list-item>
        <text:list-item>
          <text:p text:style-name="P31"><text:a xlink:type="simple" xlink:href="http://resistance-journal.org/editorialboard/" office:name=""><text:span text:style-name="Definition">2015 1. present, Editorial board member, Resistance Studies Journal.</text:span></text:a></text:p>
        </text:list-item>
      </text:list>
      <text:h text:style-name="Heading_20_2" text:outline-level="2"><text:bookmark-start text:name="public-outreach-and-extra-academic-collaborations"/>Public outreach and extra-academic collaborations<text:bookmark-end text:name="public-outreach-and-extra-academic-collaborations"/></text:h>
      <text:h text:style-name="Heading_20_3" text:outline-level="3"><text:bookmark-start text:name="interviews-in-mass-media"/>Interviews in mass media<text:bookmark-end text:name="interviews-in-mass-media"/></text:h>
      <text:list text:style-name="L32">
        <text:list-item>
          <text:p text:style-name="P32">20200307 - “Forskare varnar: kan kapa din dator”, <text:a xlink:type="simple" xlink:href="https://www.svt.se/nyheter/forskaren-varnar-kan-kapa-din-dator" office:name=""><text:span text:style-name="Definition">SVT nyheter</text:span></text:a>.</text:p>
        </text:list-item>
        <text:list-item>
          <text:p text:style-name="P32">20180904 - Göteborgsforskning: Klassisk annonsering fortfarande poppis, GöteborgDirekt.</text:p>
        </text:list-item>
        <text:list-item>
          <text:p text:style-name="P32">20180903 - Metoden medborgarforskning innebär att forskare tar hjälp av allmänheten, Sveriges Radio P4.</text:p>
        </text:list-item>
        <text:list-item>
          <text:p text:style-name="P32">20180831 - Anslagstavlan används fortfarande och är populär, Sveriges Radio P4.</text:p>
        </text:list-item>
        <text:list-item>
          <text:p text:style-name="P32">20180828 - “Analoga anslagstavlor behövs visst..”, Forskning.se.</text:p>
        </text:list-item>
        <text:list-item>
          <text:p text:style-name="P32">20180828 - “Anslagstavlor fortfarande poppis”, SVT Nyheter Väst.</text:p>
        </text:list-item>
        <text:list-item>
          <text:p text:style-name="P32">20180412 - Computer Sweden, <text:a xlink:type="simple" xlink:href="https://computersweden.idg.se/2.2683/1.700745/forskning-data" office:name=""><text:span text:style-name="Definition">“Stort skifte väntar när forskningens data öppnas upp”</text:span></text:a>.</text:p>
        </text:list-item>
        <text:list-item>
          <text:p text:style-name="P32">20180314 - Göteborgs Posten, <text:a xlink:type="simple" xlink:href="http://www.gp.se/nyheter/ekonomi/experten-d%C3%A4rf%C3%B6r-skadar-tystnaden-google-1.5393870" office:name=""><text:span text:style-name="Definition">“Expert: Tystnaden skadar Google”</text:span></text:a>.</text:p>
        </text:list-item>
        <text:list-item>
          <text:p text:style-name="P32">20180308 - Dagens Nyheter, <text:a xlink:type="simple" xlink:href="https://www.dn.se/nyheter/sverige/hatkontots-filmer-tillbaka-pa-youtube/" office:name=""><text:span text:style-name="Definition">“Hatkontots filmer tillbaka på Youtube”</text:span></text:a>.</text:p>
        </text:list-item>
        <text:list-item>
          <text:p text:style-name="P32">20180305 - Dagens Nyheter, <text:a xlink:type="simple" xlink:href="https://www.dn.se/nyheter/vetenskap/metoo-koden-som-forandrade-varlden/" office:name=""><text:span text:style-name="Definition">“Metoo - koden som förändrade världen”</text:span></text:a>.</text:p>
        </text:list-item>
        <text:list-item>
          <text:p text:style-name="P32">20180131 - SR P3, PP3, <text:a xlink:type="simple" xlink:href="http://t.sr.se/2Gv0I2K" office:name=""><text:span text:style-name="Definition">“Porrbotar och ord man borde sluta med”</text:span></text:a>.</text:p>
        </text:list-item>
        <text:list-item>
          <text:p text:style-name="P32">20180123 - Sputnik News, <text:a xlink:type="simple" xlink:href="https://sputniknews.com/viral/201801231060991240-sweden-bots-porn-storm/" office:name=""><text:span text:style-name="Definition">“Swedish Group Rises Against Wave of Porn Bots Flooding Social Networks”</text:span></text:a>.</text:p>
        </text:list-item>
        <text:list-item>
          <text:p text:style-name="P32">20180123 - Aftonbladet, <text:a xlink:type="simple" xlink:href="https://www.aftonbladet.se/nyheter/a/On3x0w/svenska-twittrare-invaderade-av-porrbotar" office:name=""><text:span text:style-name="Definition">“Svenska twittrare invaderade av porrbotar”</text:span></text:a>.</text:p>
        </text:list-item>
        <text:list-item>
          <text:p text:style-name="P32">20180122 - SVT Nyheter, <text:a xlink:type="simple" xlink:href="https://www.svt.se/nyheter/inrikes/de-kartlagger-porrbotarna-pa-twitter" office:name=""><text:span text:style-name="Definition">“De kartlägger porrbotarna på Twitter”</text:span></text:a>.</text:p>
        </text:list-item>
        <text:list-item>
          <text:p text:style-name="P32">20170503 - SVT Nyheter, <text:a xlink:type="simple" xlink:href="https://www.svt.se/nyheter/lokalt/vast/elever-har-kartlagt-anslagstavlor-i-hela-landet" office:name=""><text:span text:style-name="Definition">“Kartläggning: Detta står på anslagstavlor”</text:span></text:a>.</text:p>
        </text:list-item>
        <text:list-item>
          <text:p text:style-name="P32">20170503 - SR P4 Östergötland, <text:a xlink:type="simple" xlink:href="http://t.sr.se/2pdhEBb" office:name=""><text:span text:style-name="Definition">“Forskare: Inbjudningar vanligast på anslagstavlor”</text:span></text:a>.</text:p>
        </text:list-item>
        <text:list-item>
          <text:p text:style-name="P32">20170117 - Curie, <text:a xlink:type="simple" xlink:href="http://www.tidningencurie.se/nyheter/2017/01/17/trycket-okar-gor-forskningsdata-tillgangliga/" office:name=""><text:span text:style-name="Definition">“Trycket ökar: Gör forskningsdata tillgängliga”</text:span></text:a>.</text:p>
        </text:list-item>
        <text:list-item>
          <text:p text:style-name="P32">20160007 - GU-journalen 5-2016, <text:a xlink:type="simple" xlink:href="https://issuu.com/universityofgothenburg/docs/gu-journalen5-2016/34" office:name=""><text:span text:style-name="Definition">“Anslagstavlan”</text:span></text:a>.</text:p>
        </text:list-item>
        <text:list-item>
          <text:p text:style-name="P32">20161008 - Dagens Nyheter, <text:a xlink:type="simple" xlink:href="http://www.dn.se/nyheter/sverige/synen-pa-oppen-publicering-delar-forskarna/" office:name=""><text:span text:style-name="Definition">“Synen på öppen publicering delar forskarna”</text:span></text:a>.</text:p>
        </text:list-item>
        <text:list-item>
          <text:p text:style-name="P32">20161005 - Sveriges Radio, Kulturnytt, <text:a xlink:type="simple" xlink:href="http://sverigesradio.se/sida/artikel.aspx?programid=478&amp;artikel=6533649" office:name=""><text:span text:style-name="Definition">“Facebooks balansgång mellan globala krav”</text:span></text:a>.</text:p>
        </text:list-item>
        <text:list-item>
          <text:p text:style-name="P32">20161002 - Arbetarbladet, <text:a xlink:type="simple" xlink:href="http://www.arbetarbladet.se/gavleborg/sandviken/vilken-betydelse-har-anslagstavlan-i-dag" office:name=""><text:span text:style-name="Definition">"Vilken betydelse har anslagstavlan idag?</text:span></text:a>.</text:p>
        </text:list-item>
        <text:list-item>
          <text:p text:style-name="P32">20160930 - SR P1, <text:a xlink:type="simple" xlink:href="http://t.sr.se/2dszL0a" office:name=""><text:span text:style-name="Definition">Vetenskapsradions veckomagasin</text:span></text:a>.</text:p>
        </text:list-item>
        <text:list-item>
          <text:p text:style-name="P32">20160930 - GU-Journalen, <text:a xlink:type="simple" xlink:href="https://issuu.com/universityofgothenburg/docs/guj4-2016" office:name=""><text:span text:style-name="Definition">“Macchiarini did not operate in a vacuum”</text:span></text:a>.</text:p>
        </text:list-item>
        <text:list-item>
          <text:p text:style-name="P32">20160929 - Dagens Samhälle, “Elever med mobilapp fångar analoga anslag”.</text:p>
        </text:list-item>
        <text:list-item>
          <text:p text:style-name="P32">20160811 - DagensETC, “Forskningen har flyttat in i hemmet”.</text:p>
        </text:list-item>
        <text:list-item>
          <text:p text:style-name="P32">20160915 - Språktidningen, <text:a xlink:type="simple" xlink:href="http://spraktidningen.se/blogg/skolelever-far-prova-pa-forskarlivet" office:name=""><text:span text:style-name="Definition">"Skolelever får pröva på forskarlivet</text:span></text:a>.</text:p>
        </text:list-item>
        <text:list-item>
          <text:p text:style-name="P32">20160530 - P4 Östergötland, <text:a xlink:type="simple" xlink:href="http://t.sr.se/1NY9nMZ" office:name=""><text:span text:style-name="Definition">“Landets anslagstavlor ska kartläggas”</text:span></text:a>.</text:p>
        </text:list-item>
        <text:list-item>
          <text:p text:style-name="P32">20160523 - Piteåtidningen – <text:a xlink:type="simple" xlink:href="http://www.pt.se/nyheter/pitea/elever-ska-fota-anslagstavlor-10045575.aspx" office:name=""><text:span text:style-name="Definition">“Elever ska fota anslagstavlor”</text:span></text:a>.</text:p>
        </text:list-item>
        <text:list-item>
          <text:p text:style-name="P32">20160316 - Svenska Dagbladet, <text:a xlink:type="simple" xlink:href="http://www.svd.se/sanning-inte-viktigt-for-ett-drev/om/natdrev" office:name=""><text:span text:style-name="Definition">“Sanningen inte viktig för ett drev”</text:span></text:a>.</text:p>
        </text:list-item>
        <text:list-item>
          <text:p text:style-name="P32">20160222 - Sveriges Radio 1. P1 Morgon: <text:a xlink:type="simple" xlink:href="http://t.sr.se/1KBHSak" office:name=""><text:span text:style-name="Definition">“Varför vägrar Apple hacka en telefon åt FBI”</text:span></text:a>.</text:p>
        </text:list-item>
        <text:list-item>
          <text:p text:style-name="P32">20160218 - Götheborske Spionen, <text:a xlink:type="simple" xlink:href="http://www.spionen.se/140-redaktionellt/reportage/feature/1593-sa-oevervakas-du-via-naetet" office:name=""><text:span text:style-name="Definition">“Så övervakas du via nätet”</text:span></text:a>.</text:p>
        </text:list-item>
        <text:list-item>
          <text:p text:style-name="P32">20160217 - Sesam, “Vanliga människor hjälper forskare”.</text:p>
        </text:list-item>
        <text:list-item>
          <text:p text:style-name="P32">20160211 - Fria tidningen, <text:a xlink:type="simple" xlink:href="http://www.fria.nu/artikel/121724" office:name=""><text:span text:style-name="Definition">“Allmänheten är den nya forskaren”</text:span></text:a>.</text:p>
        </text:list-item>
        <text:list-item>
          <text:p text:style-name="P32">20160115 - GU-journalen, <text:a xlink:type="simple" xlink:href="https://issuu.com/universityofgothenburg/docs/guj1-2016/32" office:name=""><text:span text:style-name="Definition">“Vi behöver en lag för internet”</text:span></text:a>.</text:p>
        </text:list-item>
        <text:list-item>
          <text:p text:style-name="P32">20160118 - SR P1 Vetenskapsradion, <text:a xlink:type="simple" xlink:href="http://t.sr.se/239vggG" office:name=""><text:span text:style-name="Definition">Här rycker medborgarforskaren in.</text:span></text:a></text:p>
        </text:list-item>
        <text:list-item>
          <text:p text:style-name="P32">20160118 - Miljöaktuellt, <text:a xlink:type="simple" xlink:href="http://miljoaktuellt.se/vanligare-att-forskare-tar-hjalp-av-allmanheten/" office:name=""><text:span text:style-name="Definition">“Vanligt med medborgarforskning på miljöområdet”</text:span></text:a>.</text:p>
        </text:list-item>
        <text:list-item>
          <text:p text:style-name="P32">20160119 - Discover Magazine, <text:a xlink:type="simple" xlink:href="http://blogs.discovermagazine.com/inkfish/2016/01/19/what-is-citizen-science-good-for-birds-butterflies-big-data/#.Vp9DvPGFB24" office:name=""><text:span text:style-name="Definition">“What Is Citizen Science Good For? Birds, Butterflies, Big Data”</text:span></text:a>.</text:p>
        </text:list-item>
        <text:list-item>
          <text:p text:style-name="P32">20160120 - Journal of Science Communication, <text:a xlink:type="simple" xlink:href="http://jcom.sissa.it/node/3076" office:name=""><text:span text:style-name="Definition">“New study on Citizen Science’s impact on scientific research”</text:span></text:a>.</text:p>
        </text:list-item>
        <text:list-item>
          <text:p text:style-name="P32">20151207 - Sveriges Radio 1. P1 Morgon, <text:a xlink:type="simple" xlink:href="http://t.sr.se/1XMYemi" office:name=""><text:span text:style-name="Definition">“Vad innebär de nya åtgärderna mot terrorism?”</text:span></text:a>.</text:p>
        </text:list-item>
        <text:list-item>
          <text:p text:style-name="P32">20150729 - ARTE, Tracks, <text:a xlink:type="simple" xlink:href="http://tracks.arte.tv/fr/christopher-kullenberg-world-war-web" office:name=""><text:span text:style-name="Definition">“Christopher Kullenberg, World War Web”</text:span></text:a>.</text:p>
        </text:list-item>
        <text:list-item>
          <text:p text:style-name="P32">20150601 - Hallands Nyheter, “Kommunen betalar med informationen”.</text:p>
        </text:list-item>
        <text:list-item>
          <text:p text:style-name="P32">20150323 - Sveriges Television Vetenskapens Värld, <text:a xlink:type="simple" xlink:href="https://youtu.be/vG8sZQnU7mU?t=18m1s" office:name=""><text:span text:style-name="Definition">"Medborgarforskning.</text:span></text:a></text:p>
        </text:list-item>
        <text:list-item>
          <text:p text:style-name="P32">20150103 - SVT Nyheter, <text:a xlink:type="simple" xlink:href="http://www.svt.se/nyheter/utrikes/gmail-senaste-malet-for-kinas-natcensur?cmpid=del:pd:ny:20160803:gmail-senaste-malet-for-kinas-natcensur:nyh" office:name=""><text:span text:style-name="Definition">“Gmail senaste offret för Kinas nätcensur”</text:span></text:a>.</text:p>
        </text:list-item>
        <text:list-item>
          <text:p text:style-name="P32">20141108 - Sydsvenskan, “Anonymitet hotad för knarkköpare”.</text:p>
        </text:list-item>
        <text:list-item>
          <text:p text:style-name="P32">20140329 - Sydsvenskan, <text:a xlink:type="simple" xlink:href="http://www.sydsvenskan.se/2014-03-29/okad-avlyssning-kraver-nya-motvapen" office:name=""><text:span text:style-name="Definition">“Ökad avlyssning kräver nya motvapen”</text:span></text:a>.</text:p>
        </text:list-item>
        <text:list-item>
          <text:p text:style-name="P32">20131021 - SR P4, <text:a xlink:type="simple" xlink:href="http://t.sr.se/NC8sUF" office:name=""><text:span text:style-name="Definition">“Övervakningens nödutgångar”</text:span></text:a>.</text:p>
        </text:list-item>
        <text:list-item>
          <text:p text:style-name="P32">20130912 - Aftonbladet, <text:a xlink:type="simple" xlink:href="http://www.aftonbladet.se/nyheter/vetmer/article17455373.ab" office:name=""><text:span text:style-name="Definition">“Ditt finger i deras händer”</text:span></text:a>.</text:p>
        </text:list-item>
        <text:list-item>
          <text:p text:style-name="P32">20130907 - Information.dk, <text:a xlink:type="simple" xlink:href="http://www.information.dk/471440" office:name=""><text:span text:style-name="Definition">“Det er godt, at vi smadrer myten om det frie internet”</text:span></text:a>.</text:p>
        </text:list-item>
        <text:list-item>
          <text:p text:style-name="P32">20130906 - Sveriges Radio P1, <text:a xlink:type="simple" xlink:href="http://t.sr.se/OfP0gG" office:name=""><text:span text:style-name="Definition">"Hur trygga är vi på nätet?</text:span></text:a></text:p>
        </text:list-item>
        <text:list-item>
          <text:p text:style-name="P32">20130719 - Dagens Nyheter, <text:a xlink:type="simple" xlink:href="http://www.dn.se/kultur-noje/sjalvforstorande-bilder-gor-succe/" office:name=""><text:span text:style-name="Definition">“Självförstörande bilder gör succe”</text:span></text:a>.</text:p>
        </text:list-item>
        <text:list-item>
          <text:p text:style-name="P32">20130615 - Helsingborgs Dagblad, <text:a xlink:type="simple" xlink:href="http://www.hd.se/2013-06-15/storebror-ser-dig1.%20Kullenberg,%20C.%20men-bryr-vi-oss" office:name=""><text:span text:style-name="Definition">"Storebror ser dig, men bryr vi oss?</text:span></text:a></text:p>
        </text:list-item>
        <text:list-item>
          <text:p text:style-name="P32">20130613 - Arbetaren, “Obama-administrationen måste förklara sig”.</text:p>
        </text:list-item>
        <text:list-item>
          <text:p text:style-name="P32">20130607 - Sverige Radio P3, <text:a xlink:type="simple" xlink:href="http://t.sr.se/MiZb35" office:name=""><text:span text:style-name="Definition">"Korrerapporten.</text:span></text:a></text:p>
        </text:list-item>
        <text:list-item>
          <text:p text:style-name="P32">20130601 - Utbildningsradion, <text:a xlink:type="simple" xlink:href="http://urskola.se/Produkter/176858-UR-Samtiden-Overvakning-och-kontroll-Internetovervakning-och-revolutioner" office:name=""><text:span text:style-name="Definition">“Internetövervakning och revolutioner”.</text:span></text:a></text:p>
        </text:list-item>
        <text:list-item>
          <text:p text:style-name="P32">20130217 - Sydsvenskan, <text:a xlink:type="simple" xlink:href="http://www.sydsvenskan.se/2013-02-17/tecken-i-tiden" office:name=""><text:span text:style-name="Definition">“Tecken i tiden”</text:span></text:a>.</text:p>
        </text:list-item>
        <text:list-item>
          <text:p text:style-name="P32">20130214 - Internetworld, <text:a xlink:type="simple" xlink:href="http://www.idg.se/2.1085/1.492033/han-driver-pa-for-ett-oppet-nat" office:name=""><text:span text:style-name="Definition">“Han driver på för ett öppet nät.”</text:span></text:a>.</text:p>
        </text:list-item>
        <text:list-item>
          <text:p text:style-name="P32">2013(Frühjahr) - Revue, Magaziene for the Next Society, “On and off the grid. Interview: Christopher Kullenberg speaks with Tim Vogler and Jan Bathel”, ISBN 978-36-98155008-1-8.</text:p>
        </text:list-item>
        <text:list-item>
          <text:p text:style-name="P32">20121004 - Sveriges Radio Studio ett, <text:a xlink:type="simple" xlink:href="http://t.sr.se/1foOdCK" office:name=""><text:span text:style-name="Definition">“Simulerade och verkliga nätattacker.”</text:span></text:a></text:p>
        </text:list-item>
        <text:list-item>
          <text:p text:style-name="P32">20120430 - Sveriges Radio Studio ett, <text:a xlink:type="simple" xlink:href="http://t.sr.se/1cRSOfk" office:name=""><text:span text:style-name="Definition">“Kan man lita på Wikipedia?”</text:span></text:a></text:p>
        </text:list-item>
        <text:list-item>
          <text:p text:style-name="P32">20120321 - Nerikes Allehanda, <text:a xlink:type="simple" xlink:href="http://na.se/nyheter/orebro/1.1589481--de-som-inte-vill-blir-inte-upptackta-" office:name=""><text:span text:style-name="Definition">“De som inte vill bli upptäckta”</text:span></text:a>.</text:p>
        </text:list-item>
        <text:list-item>
          <text:p text:style-name="P32">20120306 - Internetworld, <text:a xlink:type="simple" xlink:href="http://www.idg.se/2.1085/1.435933/kreativiteten-ar-inte-individuell" office:name=""><text:span text:style-name="Definition">“Kreativiteten är inte individuell”</text:span></text:a>.</text:p>
        </text:list-item>
        <text:list-item>
          <text:p text:style-name="P32">20111226 - Forbes, <text:a xlink:type="simple" xlink:href="http://www.forbes.com/sites/andygreenberg/2011/12/26/meet-telecomix-the-hackers-bent-on-exposing-those-who-censor-and-surveil-the-internet/" office:name=""><text:span text:style-name="Definition">“Meet Telecomix, The Hackers Bent On Exposing Those Who Censor And Surveil The Internet”</text:span></text:a>.</text:p>
        </text:list-item>
        <text:list-item>
          <text:p text:style-name="P32">20111204 - SR P4 Jönköping, <text:a xlink:type="simple" xlink:href="http://t.sr.se/1gy095E" office:name=""><text:span text:style-name="Definition">"Christopher från Bodafors är Årets svensk</text:span></text:a>.</text:p>
        </text:list-item>
        <text:list-item>
          <text:p text:style-name="P32">2011 - ARTE, TRACKS, “Christopher Kullenberg”, Also on Youtube: <text:a xlink:type="simple" xlink:href="https://www.youtube.com/watch?v=a3ppeRZHVcY" office:name=""><text:span text:style-name="Definition">https://www.youtube.com/watch?v=a3ppeRZHVcY</text:span></text:a>.</text:p>
        </text:list-item>
        <text:list-item>
          <text:p text:style-name="P32">20111206 - Voxeurop, <text:a xlink:type="simple" xlink:href="http://www.voxeurop.eu/en/content/article/1254651-cyber-revolutionary-tahrir-square" office:name=""><text:span text:style-name="Definition">“The cyber-revolutionary on Tahrir Square”</text:span></text:a>.</text:p>
        </text:list-item>
        <text:list-item>
          <text:p text:style-name="P32">20111206 - Washington Post, <text:a xlink:type="simple" xlink:href="https://www.washingtonpost.com/lifestyle/style/the-hacktivists-of-telecomix-lend-a-hand-to-the-arab-spring/2011/12/05/gIQAAosraO_story.html" office:name=""><text:span text:style-name="Definition">“The ‘hacktivists’ of Telecomix lend a hand to the Arab Spring”</text:span></text:a>.</text:p>
        </text:list-item>
        <text:list-item>
          <text:p text:style-name="P32">20111201 - Fokus, <text:a xlink:type="simple" xlink:href="http://www.fokus.se/2011/12/med-datorn-som-vapen/" office:name=""><text:span text:style-name="Definition">“Med datorn som vapen”</text:span></text:a>.</text:p>
        </text:list-item>
        <text:list-item>
          <text:p text:style-name="P32">20110811 - Wired.it, <text:a xlink:type="simple" xlink:href="http://daily.wired.it/news/internet/2011/08/11/telecomix-hacker-egitto-tunisia-iran-13861.html" office:name=""><text:span text:style-name="Definition">“Telecomix, gli hacker di una volta”</text:span></text:a>.</text:p>
        </text:list-item>
        <text:list-item>
          <text:p text:style-name="P32">20110607 - Computer Sweden, <text:a xlink:type="simple" xlink:href="http://computersweden.idg.se/2.2683/1.388901/han-praktiserar-yttrandefrihet" office:name=""><text:span text:style-name="Definition">“Han praktiserar yttrandefrihet”</text:span></text:a>.</text:p>
        </text:list-item>
        <text:list-item>
          <text:p text:style-name="P32">2011060 - Dagens Nyheter, <text:a xlink:type="simple" xlink:href="http://www.dn.se/nyheter/varlden/sa-begransar-syrien-friheten-pa-internet" office:name=""><text:span text:style-name="Definition">"Så begränsar Syrien internet.</text:span></text:a></text:p>
        </text:list-item>
        <text:list-item>
          <text:p text:style-name="P32">20110407 - SR P1 Obs!, <text:a xlink:type="simple" xlink:href="http://t.sr.se/1zjt3PQ" office:name=""><text:span text:style-name="Definition">“Internet, Gud och människan”</text:span></text:a>.</text:p>
        </text:list-item>
        <text:list-item>
          <text:p text:style-name="P32">20110407 - SR P1, <text:a xlink:type="simple" xlink:href="http://t.sr.se/PbptWr" office:name=""><text:span text:style-name="Definition">"Internet, ett nytt politiskt subjekt?</text:span></text:a></text:p>
        </text:list-item>
        <text:list-item>
          <text:p text:style-name="P32">20110407 - Hackerspaces Signal Radio, <text:a xlink:type="simple" xlink:href="http://signal.hackerspaces.org/archive/2011-04-07-2200-hacktivism-hour.mp3" office:name=""><text:span text:style-name="Definition">“Hacktivism hour”</text:span></text:a>.</text:p>
        </text:list-item>
        <text:list-item>
          <text:p text:style-name="P32">20110322 - Jusektidningen, <text:a xlink:type="simple" xlink:href="http://www.tidningenkarriar.se/Arkivet/2011/3/Anarkistisk-hjalte/" office:name=""><text:span text:style-name="Definition">“En anarkistisk hjälte”</text:span></text:a>.</text:p>
        </text:list-item>
        <text:list-item>
          <text:p text:style-name="P32">20110308 - Dagens Nyheter, <text:a xlink:type="simple" xlink:href="http://www.dn.se/vart-internet/vart-internet-hem/sa-kan-stater-hota-friheten-pa-natet/" office:name=""><text:span text:style-name="Definition">“Så kan stater hota friheten på nätet”</text:span></text:a>.</text:p>
        </text:list-item>
        <text:list-item>
          <text:p text:style-name="P32">20110224 - Dagens Nyheter, <text:a xlink:type="simple" xlink:href="http://www.dn.se/vart-internet/vart-internet-hem/din-chatt-en-sakerhetsrisk/" office:name=""><text:span text:style-name="Definition">“Din chatt 1. en säkerhetsrisk”</text:span></text:a>.</text:p>
        </text:list-item>
        <text:list-item>
          <text:p text:style-name="P32">20110221 - Sveriges Radio Studio ett, <text:a xlink:type="simple" xlink:href="http://t.sr.se/1cUlHfI" office:name=""><text:span text:style-name="Definition">"Studio Ett1. extrasändning om Libyen.</text:span></text:a></text:p>
        </text:list-item>
        <text:list-item>
          <text:p text:style-name="P32">20110214 - Sveriges Radio Studio ett, <text:a xlink:type="simple" xlink:href="http://t.sr.se/1D1zCXq" office:name=""><text:span text:style-name="Definition">"Iran 1. oppositionen uppmanar till demonstrationer.</text:span></text:a></text:p>
        </text:list-item>
        <text:list-item>
          <text:p text:style-name="P32">20110202 - PC-facile, <text:a xlink:type="simple" xlink:href="http://www.pc-facile.com/news/come_comunica_egitto_senza_internet/68959.htm" office:name=""><text:span text:style-name="Definition">“Come comunica l’Egitto senza Internet”</text:span></text:a>.</text:p>
        </text:list-item>
        <text:list-item>
          <text:p text:style-name="P32">20110201 - New Scientist, <text:a xlink:type="simple" xlink:href="http://www.newscientist.com/blogs/onepercent/2011/02/egypt-remains-officially-offli.html" office:name=""><text:span text:style-name="Definition">“How Egypt is getting online without the internet”</text:span></text:a>.</text:p>
        </text:list-item>
        <text:list-item>
          <text:p text:style-name="P32">20110131 - Deutsche Welle, <text:a xlink:type="simple" xlink:href="http://www.dw.com/en/european-activists-offer-dial-up-internet-to-get-egypt-back-online/a-14807049" office:name=""><text:span text:style-name="Definition">“European activists offer dial-up Internet to get Egypt back online”</text:span></text:a>.</text:p>
        </text:list-item>
        <text:list-item>
          <text:p text:style-name="P32">20110131 - Radio Netherlands, <text:a xlink:type="simple" xlink:href="http://www.rnw.nl/english/article/dust-your-dialup-modem-contact-egypt" office:name=""><text:span text:style-name="Definition">“Dust off your old modem for Egypt”</text:span></text:a>.</text:p>
        </text:list-item>
        <text:list-item>
          <text:p text:style-name="P32">20110131 - Huffington Post, <text:a xlink:type="simple" xlink:href="http://www.huffingtonpost.com/2011/01/29/anonymous-internet-egypt_n_815889.html" office:name=""><text:span text:style-name="Definition">“Anonymous Internet Users Team Up To Provide Communication Tools For Egyptian People”</text:span></text:a>.</text:p>
        </text:list-item>
        <text:list-item>
          <text:p text:style-name="P32">20110129 - Sveriges Television, <text:a xlink:type="simple" xlink:href="http://www.youtube.com/watch?v=HRZ0QKyiFsE&amp;feature=related" office:name=""><text:span text:style-name="Definition">“Rapport”.</text:span></text:a></text:p>
        </text:list-item>
        <text:list-item>
          <text:p text:style-name="P32">20110114 - Hackerspaces Signal Radio, <text:a xlink:type="simple" xlink:href="http://signal.hackerspaces.org/archive/2011-01-13-2200-hacktivism-hour.mp3" office:name=""><text:span text:style-name="Definition">“Hackerspaces Signal Radio”</text:span></text:a>.</text:p>
        </text:list-item>
        <text:list-item>
          <text:p text:style-name="P32">20110117 - Svenska Dagbladet, <text:a xlink:type="simple" xlink:href="http://www.svd.se/stjarnlackan-far-konkurrens" office:name=""><text:span text:style-name="Definition">“Stjärnläckan får konkurrens”</text:span></text:a>.</text:p>
        </text:list-item>
        <text:list-item>
          <text:p text:style-name="P32">20101220 - Hufvudstadsbladet, “En rörelse som inte går att stoppa”.</text:p>
        </text:list-item>
        <text:list-item>
          <text:p text:style-name="P32">20101206 - SR P1 Studio ett, <text:a xlink:type="simple" xlink:href="http://t.sr.se/1CQkYCj" office:name=""><text:span text:style-name="Definition">“Nätfriheten hotas”</text:span></text:a>.</text:p>
        </text:list-item>
        <text:list-item>
          <text:p text:style-name="P32">20101115 - SR P3 Brunchrapporten, <text:a xlink:type="simple" xlink:href="http://t.sr.se/RI5PTm" office:name=""><text:span text:style-name="Definition">“Cyberkrig, digital atombomb och hackersoldater”</text:span></text:a>.</text:p>
        </text:list-item>
        <text:list-item>
          <text:p text:style-name="P32">20101017 - Sydsvenskan, <text:a xlink:type="simple" xlink:href="http://www.sydsvenskan.se/2010-10-17/trollen-harskar-i-natets-utmarker" office:name=""><text:span text:style-name="Definition">“Trollen härskar i nätets utmarker”</text:span></text:a>.</text:p>
        </text:list-item>
        <text:list-item>
          <text:p text:style-name="P32">20100611 - NRLI TV @ Hacknight, <text:a xlink:type="simple" xlink:href="http://www.youtube.com/watch?v=VhmH6cJZS4k&amp;feature=related" office:name=""><text:span text:style-name="Definition">“How to Hack Politics. Part II Interview with Christopher Kullenberg”</text:span></text:a>.</text:p>
        </text:list-item>
        <text:list-item>
          <text:p text:style-name="P32">20100601 - Sveriges Radio P3 Brunchrapporten, <text:a xlink:type="simple" xlink:href="http://t.sr.se/1cnEijY" office:name=""><text:span text:style-name="Definition">“Kommunikationsstopp för Ship to Gaza”.</text:span></text:a></text:p>
        </text:list-item>
        <text:list-item>
          <text:p text:style-name="P32">20090729 - Dagens Nyheter, <text:a xlink:type="simple" xlink:href="http://www.dn.se/kultur-noje/nyheter/internatet-som-vill-bygga-om-eu/" office:name=""><text:span text:style-name="Definition">“Internätet som vill bygga om EU”</text:span></text:a>.</text:p>
        </text:list-item>
        <text:list-item>
          <text:p text:style-name="P32">20090427 - Peppar.fi, “EU Röstar om internets framtid”.</text:p>
        </text:list-item>
        <text:list-item>
          <text:p text:style-name="P32">20090422 - Dagens Nyheter, <text:a xlink:type="simple" xlink:href="http://www.dn.se/kultur-noje/musik/for-tidigt-ropa-hej-internet-inte-raddat/" office:name=""><text:span text:style-name="Definition">“För tidigt ropa hej 1. internet inte räddat”</text:span></text:a>.</text:p>
        </text:list-item>
        <text:list-item>
          <text:p text:style-name="P32">20090416 - Dagens Nyheter <text:a xlink:type="simple" xlink:href="http://www.dn.se/kultur-noje/en-krigsforklaring-mot-internet/" office:name=""><text:span text:style-name="Definition">“En krigsförklaring mot internet”</text:span></text:a>.</text:p>
        </text:list-item>
        <text:list-item>
          <text:p text:style-name="P32">20081215 - GU-Journalen, <text:a xlink:type="simple" xlink:href="http://www.gu-journalen.gu.se/english/News/News_detail/?contentId=855527" office:name=""><text:span text:style-name="Definition">“Journal across boundaries”</text:span></text:a>.</text:p>
        </text:list-item>
        <text:list-item>
          <text:p text:style-name="P32">20081219 - Sheffield Live! Radio, <text:a xlink:type="simple" xlink:href="http://www.dcs.shef.ac.uk/" office:name=""><text:span text:style-name="Definition"/></text:a></text:p>
        </text:list-item>
        <text:list-item>
          <text:p text:style-name="P32">20080626 - Proletären, <text:a xlink:type="simple" xlink:href="http://www.proletaren.se/inrikes/" office:name=""><text:span text:style-name="Definition"/></text:a></text:p>
        </text:list-item>
      </text:list>
      <text:h text:style-name="Heading_20_3" text:outline-level="3"><text:bookmark-start text:name="exhibitions-and-public-outreach-workshops"/>Exhibitions and public outreach workshops<text:bookmark-end text:name="exhibitions-and-public-outreach-workshops"/></text:h>
      <text:list text:style-name="L33">
        <text:list-item>
          <text:p text:style-name="P33">20180421 - Co-organiser and workshop instructor on <text:a xlink:type="simple" xlink:href="http://vetenskapsfestivalen.se/wp-content/uploads/2018/04/Vetenskapsfestivalen-%C3%96ppna-programmet-2018.pdf" office:name=""><text:span text:style-name="Definition">Citizen Science med miljösensorer för luftkvalitet</text:span></text:a>, Vetenskapsfestivalen (Gothenburg Science Fair), Gothenburg.</text:p>
        </text:list-item>
        <text:list-item>
          <text:p text:style-name="P33">20180308 - Co-creator of <text:a xlink:type="simple" xlink:href="https://www.tekniskamuseet.se/pa-gang/invigning-digital-now-4-en-kod-som-forandrar-varlden-metoo/" office:name=""><text:span text:style-name="Definition">Digital Now #4: En kod som förändrar världen #metoo</text:span></text:a>, Tekniska muséet (National Museum of Science and Technology), Stockholm.</text:p>
        </text:list-item>
      </text:list>
      <text:h text:style-name="Heading_20_3" text:outline-level="3"><text:bookmark-start text:name="invited-speaker"/>Invited speaker<text:bookmark-end text:name="invited-speaker"/></text:h>
      <text:list text:style-name="L34">
        <text:list-item>
          <text:p text:style-name="P34">20191205 - “Who owns your data? A Conference about Big Data, privacy online and the future of internet”, Science Park Utrecht, Utrecht, The Netherlands, Organised by the Embassy of Sweden, The Hague.</text:p>
        </text:list-item>
        <text:list-item>
          <text:p text:style-name="P34">20181129 - “<text:a xlink:type="simple" xlink:href="https://www.lansstyrelsen.se/orebro/kalenderhandelser---orebro/2018-10-16-samverkansmote-om-artdata.html" office:name=""><text:span text:style-name="Definition">Samhällets användning av artdata</text:span></text:a>”, Samverkansmöte om Artdata, Länsstyrelsen i Örebro, Norrköping, Sweden.</text:p>
        </text:list-item>
        <text:list-item>
          <text:p text:style-name="P34">20180926 - “<text:a xlink:type="simple" xlink:href="https://www.swedenabroad.se/free-speech" office:name=""><text:span text:style-name="Definition">How does Technology Transform Media and Public Opinion? - about Digital Platforms and the Future of Free Speech</text:span></text:a>”, Science Park Utrecht, Utrecht, The Netherlands, Organised by the Embassy of Sweden, The Hague.</text:p>
        </text:list-item>
        <text:list-item>
          <text:p text:style-name="P34">20180602 - “The politics of Data in the intersection between Hacker Culture and Citizen Science”, Science &amp; Dissent Workshop, June 1-2, 2018, University of Geneva, Switzerland</text:p>
        </text:list-item>
        <text:list-item>
          <text:p text:style-name="P34">20171211 - <text:a xlink:type="simple" xlink:href="http://www.u-care.uu.se/kalendarium/evenemang/?eventId=29958" office:name=""><text:span text:style-name="Definition">“Öppen vetenskap och demokrati”</text:span></text:a>, Mötesplats U-CARE 1. Open Science, Uppsala University.</text:p>
        </text:list-item>
        <text:list-item>
          <text:p text:style-name="P34">20171204 - “Medborgarvetenskap och samverkan”, SSU Haga-Anneldal, Gotenburg.</text:p>
        </text:list-item>
        <text:list-item>
          <text:p text:style-name="P34">20171108 - <text:a xlink:type="simple" xlink:href="http://gps400.gu.se/digitalAssets/1662/1662945_gps400-conference_final-programme.pdf" office:name=""><text:span text:style-name="Definition">"Collecting Analog Bulletin Board Messages Using a Citizen Science Methodology, GPS 400 Gothenburg Cultures on the town 1621-2021</text:span></text:a>.</text:p>
        </text:list-item>
        <text:list-item>
          <text:p text:style-name="P34">20170915 - <text:a xlink:type="simple" xlink:href="http://patriksv.net/2017/08/program-and-inbjudna-deltagare-15-september-pa-kth/" office:name=""><text:span text:style-name="Definition">"Perspektiv på digitalt driven forskning inom humaniora’</text:span></text:a>, Royal Institute of Technology (KTH), Stockholm.</text:p>
        </text:list-item>
        <text:list-item>
          <text:p text:style-name="P34">20170426 - <text:a xlink:type="simple" xlink:href="https://ecsa.citizen-science.net/sites/default/files/draft_agenda_second_workshop_appsplatforms.pdf" office:name=""><text:span text:style-name="Definition">“Collecting Social Science Data with Smartphone Apps and School Children”</text:span></text:a>, ECSA workshop “Defining Principles for Mobile Apps and Platforms Development in Citizen Science”, Gothenburg, Sweden.</text:p>
        </text:list-item>
        <text:list-item>
          <text:p text:style-name="P34">20170330 - “Vad händer om vi inte kan enas om vad som är sant?”, <text:a xlink:type="simple" xlink:href="http://flov.gu.se/aktuellt/Nyheter/fulltext//oppet-hus-pa-flov-med-panelsamtal-om-alternativa-fakta-och-informationsbubblor.cid1428426" office:name=""><text:span text:style-name="Definition">FLoV, Göteborgs Universitet</text:span></text:a>.</text:p>
        </text:list-item>
        <text:list-item>
          <text:p text:style-name="P34">20170329 - “Vad är på gång inom citizen science?”, <text:a xlink:type="simple" xlink:href="http://www.vinnova.se/sv/Aktuellt--publicerat/Kalendarium/2017/170329-Informationsmote-Vetenskap-med-och-for-samhallet/" office:name=""><text:span text:style-name="Definition">Informationsmöte Vetenskap med och för samhället Horisont 2020</text:span></text:a>, Vinnova, Stockholm. Lecture available on <text:a xlink:type="simple" xlink:href="https://youtu.be/HHW0j7Zo5E0" office:name=""><text:span text:style-name="Definition">Youtube</text:span></text:a>.</text:p>
        </text:list-item>
        <text:list-item>
          <text:p text:style-name="P34">20161214 - “Digital methods 1. Theory, Practice and Ethics”, Higher seminar, Karlstad University.</text:p>
        </text:list-item>
        <text:list-item>
          <text:p text:style-name="P34">20161116 - <text:a xlink:type="simple" xlink:href="http://www.stadsbiblioteket.nu/tusen-plataer/" office:name=""><text:span text:style-name="Definition">“Tusen platåer”</text:span></text:a>, Göteborg, Stadsbiblioteket.</text:p>
        </text:list-item>
        <text:list-item>
          <text:p text:style-name="P34">20161028 - “Statens offentliga utredningar digitaliserade”, Högre seminarium, Idéhistoria, Lunds universitet.</text:p>
        </text:list-item>
        <text:list-item>
          <text:p text:style-name="P34">20161012 - <text:a xlink:type="simple" xlink:href="https://v-a.se/events/va-dagen-2016/" office:name=""><text:span text:style-name="Definition">“VA-Dagen 2016 om öppen vetenskap”</text:span></text:a>, Stockholm. "Video: <text:a xlink:type="simple" xlink:href="https://youtu.be/CUNnddKvZ9o?t=43m52s" office:name=""><text:span text:style-name="Definition">https://youtu.be/CUNnddKvZ9o?t=43m52s</text:span></text:a>.</text:p>
        </text:list-item>
        <text:list-item>
          <text:p text:style-name="P34">20160922 - <text:a xlink:type="simple" xlink:href="http://flov.gu.se/aktuellt/Nyheter/fulltext//sju-filosofer-forelaser-pa-bokmassan-.cid1403852" office:name=""><text:span text:style-name="Definition">“Kan alla forska?”</text:span></text:a>, Forskartorget, Bokmässan, Göteborg.</text:p>
        </text:list-item>
        <text:list-item>
          <text:p text:style-name="P34">20160921 - <text:a xlink:type="simple" xlink:href="http://kompetensutveckling.adm.gu.se/seminar/detail/2260" office:name=""><text:span text:style-name="Definition">“Att nå ut via sociala medier”</text:span></text:a>, University of Gothenburg.</text:p>
        </text:list-item>
        <text:list-item>
          <text:p text:style-name="P34">20160912 - <text:a xlink:type="simple" xlink:href="http://www.kb.se/aktuellt/utbildningar/2016/Kulturarvet-som-ettor-och-nollor--Del-3-Digital-humaniora/" office:name=""><text:span text:style-name="Definition">“Kulturavet som ettor och nollor”</text:span></text:a>, National Library of Sweden.</text:p>
        </text:list-item>
        <text:list-item>
          <text:p text:style-name="P34">20160209 - <text:a xlink:type="simple" xlink:href="http://www.abfgoteborg.org/index.php/archive/2016/170-filosofiscenen-2016/2208-sarah-ahmed-lycka-och-falskt-medvetande" office:name=""><text:span text:style-name="Definition">“Sara Ahmed 1. lycka, olycka och falskt medvetande”</text:span></text:a>, ABF, Göteborg, Sweden.</text:p>
        </text:list-item>
        <text:list-item>
          <text:p text:style-name="P34">20150929 - <text:a xlink:type="simple" xlink:href="http://hum.gu.se/aktuellt/Nyheter/fulltext//nackrostimmen--spionen-i-fickan-som-overvakar-oss.cid1324880" office:name=""><text:span text:style-name="Definition">“Spionen i Fickan”</text:span></text:a>, Näckrostimmen, University of Gothenburg.</text:p>
        </text:list-item>
        <text:list-item>
          <text:p text:style-name="P34">20151209 - <text:a xlink:type="simple" xlink:href="http://fhp.nu/tusenplataer" office:name=""><text:span text:style-name="Definition">“Samtal om Tusen Platåer”</text:span></text:a>, Bio Rio, Stockholm, Sweden.</text:p>
        </text:list-item>
        <text:list-item>
          <text:p text:style-name="P34">20151020 - <text:a xlink:type="simple" xlink:href="http://www.kb.se/aktuellt/evenemang/2015/SOUhack/" office:name=""><text:span text:style-name="Definition">“Statens röst digitaliserad”</text:span></text:a>, National Library of Sweden.</text:p>
        </text:list-item>
        <text:list-item>
          <text:p text:style-name="P34">20141126 - <text:a xlink:type="simple" xlink:href="http://www.wherevent.com/detail/Goteborgs-Konsthall-TUNNELPOLITIK-Forelasning-med-Christopher-Kullenberg" office:name=""><text:span text:style-name="Definition">Tunnelpolitik</text:span></text:a>, Konsthallen, Gothenburg.</text:p>
        </text:list-item>
        <text:list-item>
          <text:p text:style-name="P34">20141122 - <text:a xlink:type="simple" xlink:href="https://www.facebook.com/events/622473101197803/" office:name=""><text:span text:style-name="Definition">“Re-building a common internet”</text:span></text:a>, Verkko Suljettu, Helsinki, Finland.</text:p>
        </text:list-item>
        <text:list-item>
          <text:p text:style-name="P34">20140604 - <text:a xlink:type="simple" xlink:href="http://www.urbsec.se/digitalAssets/1483/1483366_program-urbsec-konferens-2014-06-04.pdf" office:name=""><text:span text:style-name="Definition">“Forskning, allmänhet, innovation – Crowd Science som nytt forskningsparadigm”</text:span></text:a>, URBSEC, Gothenburg, Sweden.</text:p>
        </text:list-item>
        <text:list-item>
          <text:p text:style-name="P34">20130223 - <text:a xlink:type="simple" xlink:href="http://www.frilansjournalisten.nu/2013/01/sasong-for-arsmoten/" office:name=""><text:span text:style-name="Definition">“Kommunikation och nätet”</text:span></text:a>, Smålands Frilansklubb, Växjö, Sweden.</text:p>
        </text:list-item>
        <text:list-item>
          <text:p text:style-name="P34">20121207 - <text:a xlink:type="simple" xlink:href="http://letstudio.gu.se/svenska/aktuellt/nyheter/n/christopher-kullenberg-inbjuden-som-talare-pa-internationell-konferens.cid1111971" office:name=""><text:span text:style-name="Definition">“Does Internet freedom have a price? Examples from the Arab Spring”</text:span></text:a>, <text:a xlink:type="simple" xlink:href="http://www.hre2012.uj.edu.pl/invited-speakers" office:name=""><text:span text:style-name="Definition">The Third International Conference on Human Rights Education, Jagiellonian University, Krakow, Poland</text:span></text:a>.</text:p>
        </text:list-item>
        <text:list-item>
          <text:p text:style-name="P34">20121105 - <text:a xlink:type="simple" xlink:href="https://www.youtube.com/watch?v=Zo24Qy_PU8I" office:name=""><text:span text:style-name="Definition">“Vilken roll spelar de nya internetbaserade medierna i samhällsförändrande aktiviteter?”</text:span></text:a>, Sigmas inspirationsdag, Gothenburg, Sweden.</text:p>
        </text:list-item>
        <text:list-item>
          <text:p text:style-name="P34">20120822 - <text:a xlink:type="simple" xlink:href="https://transmediale.de/content/resource-002-out-place-out-time" office:name=""><text:span text:style-name="Definition">“reSource 002: Out of Place, Out of Time”</text:span></text:a>, Transmediale, Berlin, Germany.</text:p>
        </text:list-item>
        <text:list-item>
          <text:p text:style-name="P34">20120509 - <text:a xlink:type="simple" xlink:href="http://pol.gu.se/aktuellt/kalendarium/aktuellt_detalj/?eventId=1777397828" office:name=""><text:span text:style-name="Definition">“The Arabic Spring. Internet and social media 1. crucial tools in organizing the civil uprisings in Tunis and Egypt.”</text:span></text:a>, Brännpunkt Europa, University of Gothenburg.</text:p>
        </text:list-item>
        <text:list-item>
          <text:p text:style-name="P34">20120301 - <text:a xlink:type="simple" xlink:href="http://www.youtube.com/watch?v=-HYfVmanye8" office:name=""><text:span text:style-name="Definition">“Humanistisk forskning och engagemang”</text:span></text:a>, Akademisk kvart, University of Gothenburg, Sweden.</text:p>
        </text:list-item>
        <text:list-item>
          <text:p text:style-name="P34">20111124 - <text:a xlink:type="simple" xlink:href="https://www.youtube.com/watch?v=zWROWpMaKmE" office:name=""><text:span text:style-name="Definition">“Our Internet 1. Our Rights, Our Freedoms”</text:span></text:a>, Council of Europe, Vienna, Austria.</text:p>
        </text:list-item>
        <text:list-item>
          <text:p text:style-name="P34">20111119 - “What will be the needs of tomorrow’s leaders”, Swedish Embassy Cairo, Cairo, Egypt.</text:p>
        </text:list-item>
        <text:list-item>
          <text:p text:style-name="P34">20111022 - <text:a xlink:type="simple" xlink:href="http://www.youtube.com/watch?v=6Mi0g93ModU" office:name=""><text:span text:style-name="Definition">“Nätaktivism – nya möjligheter men också faror”</text:span></text:a>. Svenska FN-förbundet, Göteborg, Sweden.</text:p>
        </text:list-item>
        <text:list-item>
          <text:p text:style-name="P34">20111304 - <text:a xlink:type="simple" xlink:href="http://www.rsf-ch.ch/anonymat-des-communications-s%C3%A9curit%C3%A9-des-donn%C3%A9es-protection-des-sources-0" office:name=""><text:span text:style-name="Definition">“Anonymat des communications, sécurité des données, protection des sources”</text:span></text:a>, Reporters Sans Frontieres, Geneva, Switzerland.</text:p>
        </text:list-item>
        <text:list-item>
          <text:p text:style-name="P34">20100504 - “Greens/EFA and Activists Workshop on ACTA and the Public interest”, European Parliament, Brussels, Belgium.</text:p>
        </text:list-item>
        <text:list-item>
          <text:p text:style-name="P34">20090604 - <text:a xlink:type="simple" xlink:href="https://issuu.com/deutsche-welle/docs/program-deutsche-welle-global-media-forum-2009" office:name=""><text:span text:style-name="Definition">“Information Technology: Provoking or Preventing Conflict”</text:span></text:a>, Deutsche Welle Global Media Forum, Bonn, Germany.</text:p>
        </text:list-item>
        <text:list-item>
          <text:p text:style-name="P34">20091107 - <text:a xlink:type="simple" xlink:href="https://vimeo.com/10286077" office:name=""><text:span text:style-name="Definition">“Net Neutrality, Surveillance and how to Re-build Politics”</text:span></text:a>, Free Society Conference, Gothenburg, Sweden.</text:p>
        </text:list-item>
        <text:list-item>
          <text:p text:style-name="P34">20091103 - <text:a xlink:type="simple" xlink:href="https://internetdagarna.se/arkiv/2009/program-2009/3-november.html" office:name=""><text:span text:style-name="Definition">“Revision av telekompaketet”</text:span></text:a>, Internetdagarna, Stockholm, Sweden.</text:p>
        </text:list-item>
        <text:list-item>
          <text:p text:style-name="P34">20091028 - “Invited speaker by the Ministry of Enterprise, Energy and Communications on the implementation of the Telecoms Package”, Government of Sweden, Stockholm, Sweden.</text:p>
        </text:list-item>
        <text:list-item>
          <text:p text:style-name="P34">20090111 - <text:a xlink:type="simple" xlink:href="https://www.youtube.com/watch?v=G9cXIKvywvs" office:name=""><text:span text:style-name="Definition">“Lightning talk: Resistance Studies Magazine”</text:span></text:a>, 25th Chaos Communication Congress, Berlin, Germany.</text:p>
        </text:list-item>
        <text:list-item>
          <text:p text:style-name="P34">20081108 - <text:a xlink:type="simple" xlink:href="http://www.fiff.de/veranstaltungen/fiff-jahrestagungen/fiff-jahrestagung-2008-krieg-und-frieden-digital/Programmheft.pdf/at_download/file" office:name=""><text:span text:style-name="Definition">“The social impact of IT”</text:span></text:a>, Krieg und Frieden Digital, Aachen, Germany.</text:p>
        </text:list-item>
      </text:list>
      <text:h text:style-name="Heading_20_2" text:outline-level="2"><text:bookmark-start text:name="formal-education-teaching-in-higher-education-högskolepedagogik"/>Formal education, Teaching in higher education (Högskolepedagogik)<text:bookmark-end text:name="formal-education-teaching-in-higher-education-högskolepedagogik"/></text:h>
      <text:list text:style-name="L35">
        <text:list-item>
          <text:p text:style-name="P35"><text:a xlink:type="simple" xlink:href="http://files.christopherkullenberg.se/hogskolepedagogikonline.pdf" office:name=""><text:span text:style-name="Definition">2006. Teaching and Learning in Higher Education</text:span></text:a> (<text:a xlink:type="simple" xlink:href="http://files.christopherkullenberg.se/PE0940.pdf" office:name=""><text:span text:style-name="Definition">Högskolepedagogik för lärare, PE0940</text:span></text:a>), 7.5 credits.</text:p>
        </text:list-item>
        <text:list-item>
          <text:p text:style-name="P35"><text:a xlink:type="simple" xlink:href="http://files.christopherkullenberg.se/hogskolepedagogikonline.pdf" office:name=""><text:span text:style-name="Definition">2006. Supervision in Postgraduate Education</text:span></text:a> (<text:a xlink:type="simple" xlink:href="http://files.christopherkullenberg.se/PD0180.pdf" office:name=""><text:span text:style-name="Definition">Högskolepedagogisk handledning, PD0180</text:span></text:a>), 7.5 credits.</text:p>
        </text:list-item>
        <text:list-item>
          <text:p text:style-name="P35"><text:a xlink:type="simple" xlink:href="http://kursplaner.gu.se/svenska/HPE102.pdf" office:name=""><text:span text:style-name="Definition">2016. Formal credits for the course HPE102 Teaching and learning in Higher Education 2: Discipline Specific Pedagogic</text:span></text:a>.</text:p>
        </text:list-item>
        <text:list-item>
          <text:p text:style-name="P35"><text:a xlink:type="simple" xlink:href="http://kursplaner.gu.se/svenska/HPE103.pdf" office:name=""><text:span text:style-name="Definition">2018. HPE103: Teaching and Learning in Higher Education 3: Applied Analysis, 5 Credits, Second Cycle</text:span></text:a></text:p>
        </text:list-item>
      </text:list>
      <text:h text:style-name="Heading_20_2" text:outline-level="2"><text:bookmark-start text:name="courses-thesis-supervisionexamination-graduate-level"/>Courses &amp; Thesis supervision/examination, graduate level<text:bookmark-end text:name="courses-thesis-supervisionexamination-graduate-level"/></text:h>
      <text:h text:style-name="Heading_20_3" text:outline-level="3"><text:bookmark-start text:name="theory-of-science-courses"/>Theory of Science: Courses<text:bookmark-end text:name="theory-of-science-courses"/></text:h>
      <text:h text:style-name="Heading_20_4" text:outline-level="4"><text:bookmark-start text:name="course-administrator-and-teacher"/>Course administrator and teacher<text:bookmark-end text:name="course-administrator-and-teacher"/></text:h>
      <text:list text:style-name="L36">
        <text:list-item>
          <text:p text:style-name="P36">2019 VT1500 “Medborgarforskning: teori och praktik”, University of Gothenburg.</text:p>
        </text:list-item>
        <text:list-item>
          <text:p text:style-name="P36">2017 (Course administrator together with Mats Dahlström) Digital Research Methods, distance course 15 credits BMBD116h, University of Borås.</text:p>
        </text:list-item>
        <text:list-item>
          <text:p text:style-name="P36">2013 <text:a xlink:type="simple" xlink:href="http://files.christopherkullenberg.se/kursplaner/FHV241Strimman.pdf" office:name=""><text:span text:style-name="Definition">“FHV241 The Strand: People, Knowledge and Public Health Practice”</text:span></text:a>, 6 credits, (Strimman, moment 1: Tre konstruktioner av människan och folkhälsoarbete i praktiken), 1.5 credits, Second cycle, University of Gothenburg.</text:p>
        </text:list-item>
        <text:list-item>
          <text:p text:style-name="P36">2007 - 2014. (Course administrator 2012 - 2013). <text:a xlink:type="simple" xlink:href="http://files.christopherkullenberg.se/kursplaner/NTH001_Teoretiska_och_historiska_perspektiv_pa%cc%8a_naturvetenskap_10512.pdf" office:name=""><text:span text:style-name="Definition">"NTH001 Theoretical and Historical Perspectives on Science, 7.5 credits</text:span></text:a>, First cycle, University of Gothenburg.</text:p>
        </text:list-item>
        <text:list-item>
          <text:p text:style-name="P36">2014 <text:a xlink:type="simple" xlink:href="http://files.christopherkullenberg.se/kursplaner/VT1101_Introduktion_i_klassisk_vetenskapsteori__grundkurs_13185.pdf" office:name=""><text:span text:style-name="Definition">“VT1101 Classical Theory of Science, Introductory Course (Introduktion till klassisk vetenskapsteori)”</text:span></text:a>, 15 credits, First cycle, University of Gothenburg.</text:p>
        </text:list-item>
        <text:list-item>
          <text:p text:style-name="P36">2014 <text:a xlink:type="simple" xlink:href="http://files.christopherkullenberg.se/kursplaner/VT2106_Klassisk_vetenskapsteori_13187.pdf" office:name=""><text:span text:style-name="Definition">“VT2106 Classical Theory of Science (Klassisk vetenskapsteori)”</text:span></text:a>, 15 credits, Second cycle level, University of Gothenburg.</text:p>
        </text:list-item>
      </text:list>
      <text:h text:style-name="Heading_20_3" text:outline-level="3"><text:bookmark-start text:name="media-communication-studies-strategic-communication-courses"/>Media &amp; Communication Studies, Strategic Communication: Courses<text:bookmark-end text:name="media-communication-studies-strategic-communication-courses"/></text:h>
      <text:h text:style-name="Heading_20_4" text:outline-level="4"><text:bookmark-start text:name="course-administrator-and-teacher-1"/>Course administrator and teacher<text:bookmark-end text:name="course-administrator-and-teacher-1"/></text:h>
      <text:list text:style-name="L37">
        <text:list-item>
          <text:p text:style-name="P37">2019 (Course administrator) “KT2109 - Strategisk kommunikation”, 7,5 credits, Second cycle, University of Gothenburg.</text:p>
        </text:list-item>
        <text:list-item>
          <text:p text:style-name="P37">2019 (Course administrator) “KT1102 - Kommunikation i nya och sociala medier - Introduktion”, 7,5 credits, First cycle, University of Gothenburg.</text:p>
        </text:list-item>
        <text:list-item>
          <text:p text:style-name="P37">2018 (Course administrator) “KT2104 H18 Organisationskommunikation 1 / Organizational Communication”, 7,5 credits, Second cycle, University of Gothenburg.</text:p>
        </text:list-item>
        <text:list-item>
          <text:p text:style-name="P37">2018, 2019 (Course administrator) “KT2501 V18 Magisteruppsats”, 15 credits, Second cycle, University of Gothenburg.</text:p>
        </text:list-item>
        <text:list-item>
          <text:p text:style-name="P37">2012, 2013, 2017, 2018, 2019 (Course administrator) <text:a xlink:type="simple" xlink:href="http://files.christopherkullenberg.se/kursplaner/KT2102.pdf" office:name=""><text:span text:style-name="Definition">“Communication in New and Social Media”</text:span></text:a>, 7.5 credits, Second cycle, University of Gothenburg.</text:p>
        </text:list-item>
        <text:list-item>
          <text:p text:style-name="P37">2005 (Course administrator) “Media, Individual and Every-day Life”, 7.5 credits, Basic level, University West.</text:p>
        </text:list-item>
        <text:list-item>
          <text:p text:style-name="P37">2005 (Course administrator) “Strategic Communication”, 7.5 credits, Basic level, University West.</text:p>
        </text:list-item>
      </text:list>
      <text:h text:style-name="Heading_20_3" text:outline-level="3"><text:bookmark-start text:name="masters-programme-for-communication-officers-in-the-public-sector-thesis-supervision-master-magister-level"/>Master’s Programme for communication officers in the public sector: Thesis supervision, Master (Magister) level}<text:bookmark-end text:name="masters-programme-for-communication-officers-in-the-public-sector-thesis-supervision-master-magister-level"/></text:h>
      <text:p text:style-name="First_20_paragraph"> </text:p>
      <text:list text:style-name="L38">
        <text:list-item>
          <text:p text:style-name="P38">Gabriela Velasquez Ulloa (2018) <text:a xlink:type="simple" xlink:href="https://gupea.ub.gu.se/handle/2077/58024" office:name=""><text:span text:style-name="Definition">“Hur når vi ut? Om att skapa engagemang på sociala medier”</text:span></text:a>, University of Gothenburg.</text:p>
        </text:list-item>
        <text:list-item>
          <text:p text:style-name="P38">Emelie Engström (2018) <text:a xlink:type="simple" xlink:href="https://gupea.ub.gu.se/handle/2077/58030" office:name=""><text:span text:style-name="Definition">“Goa patienter och kompetent personal? En innehålls- och textanalys av Sahlgrenska Universitetssjukhusets värdeord på Instagram”</text:span></text:a>, University of Gothenburg.</text:p>
        </text:list-item>
        <text:list-item>
          <text:p text:style-name="P38">Clara Tortosa (2017) <text:a xlink:type="simple" xlink:href="https://gupea.ub.gu.se/handle/2077/54970" office:name=""><text:span text:style-name="Definition">“Vem är göteborgaren i Vårt Göteborg? - En diskursanalys av Vi och dem i en kommuntidning”</text:span></text:a>, University of Gothenburg.</text:p>
        </text:list-item>
        <text:list-item>
          <text:p text:style-name="P38">Peter Häggbom Norrby (2017) <text:a xlink:type="simple" xlink:href="https://gupea.ub.gu.se/handle/2077/54948" office:name=""><text:span text:style-name="Definition">“Medborgaren i kommunens kommunikationspolicy - En jämförelse mellan tio kommuner”</text:span></text:a>, University of Gothenburg.</text:p>
        </text:list-item>
        <text:list-item>
          <text:p text:style-name="P38">Louise Sjöström (2017), “Från kulturpolitik till kommunikation - En analys av hur fem verksamheters statliga och kommunala uppdrag omsätts i kommunikationen”, University of Gothenburg.</text:p>
        </text:list-item>
        <text:list-item>
          <text:p text:style-name="P38">Joacim Schmidt (2017) <text:a xlink:type="simple" xlink:href="https://gupea.ub.gu.se/bitstream/2077/52545/1/gupea_2077_52545_1.pdf" office:name=""><text:span text:style-name="Definition">“Facebooks möjligheter och risker: En studie om svenska kommuners användande av Facebook”</text:span></text:a>, University of Gothenburg.</text:p>
        </text:list-item>
        <text:list-item>
          <text:p text:style-name="P38">Sofie Andersson (2013) “Det kommunikativa målarbetet – en kommunal budgetresa från politiker till medarbetare”, University of Gothenburg.</text:p>
        </text:list-item>
        <text:list-item>
          <text:p text:style-name="P38">Malin Arosilta (2013) “Demokratiska värden som varumärke - En studie om”Göteborg 2021“.”, University of Gothenburg.</text:p>
        </text:list-item>
        <text:list-item>
          <text:p text:style-name="P38">Anna Cöster (2013) “Att vara kyrka på internet. Svenska kyrkan i sociala medier.”, University of Gothenburg.</text:p>
        </text:list-item>
        <text:list-item>
          <text:p text:style-name="P38">Charlotta Dahlberg (2013) “Utbildning till salu - gymnasieskolors kommunikativa strategier.”, University of Gothenburg.</text:p>
        </text:list-item>
        <text:list-item>
          <text:p text:style-name="P38">Jenny Fogelberg (2013) “Kommunen i sociala medier - transparens och medborgardialog i Varbergs kommun.”, University of Gothenburg.</text:p>
        </text:list-item>
        <text:list-item>
          <text:p text:style-name="P38">Daniel Alexander Jansson (2013) “Felaktiga Förväntningar - en studie av Arbetsförmedlingens kommunikation mot ungdomar”, University of Gothenburg.</text:p>
        </text:list-item>
        <text:list-item>
          <text:p text:style-name="P38">Sven Lindström (2013) “Vad håller vi på med? - En kartläggning av kommunikationsprocessen kring kampanjen”Vad håller du på med?”", University of Gothenburg.</text:p>
        </text:list-item>
        <text:list-item>
          <text:p text:style-name="P38">Sunanda Malm (2013) " Målförståelse, kommunikation och varumärkesarbete på en svensk myndighet, sett ur ett medarbetarperspektiv"", University of Gothenburg.</text:p>
        </text:list-item>
        <text:list-item>
          <text:p text:style-name="P38">Maria Pettersson (2013) "“Vissa saker är bara jävligt svårt att prata om” - Om ungas användning av internet för terapeutiska samtal.", University of Gothenburg.</text:p>
        </text:list-item>
        <text:list-item>
          <text:p text:style-name="P38">Annie Sjölund (2013) “Skall man skjuta får man ju vårda också” - En studie om sjuksköterskors uppfattningar om Försvarsmakten", University of Gothenburg.</text:p>
        </text:list-item>
        <text:list-item>
          <text:p text:style-name="P38">Agneta Slonawski (2013) "”Jag tror man mest söker information hos kompisar eller på nätet.” - Förutsättningar för att nå unga med information om alkohol och droger för Mini-Maria Göteborg.", University of Gothenburg.</text:p>
        </text:list-item>
        <text:list-item>
          <text:p text:style-name="P38">Karin Svenner (2013) “Synen på kommunikation - en kvalitativ innehållsanalys av femton kommunikationspolicyer i offentlig förvaltning”, University of Gothenburg.</text:p>
        </text:list-item>
        <text:list-item>
          <text:p text:style-name="P38">Lovisa Vasiliou (2013) “1.000 bilder av Värmland - En studie av Region Värmlands kommunikationsprocess inför skrivandet av Värmlandsstrategin”, University of Gothenburg.</text:p>
        </text:list-item>
        <text:list-item>
          <text:p text:style-name="P38">Jörgen Wade (2013) “Förväntningar på socialt intranät och vilken syn på organisationskommunikation dessa förväntningar reflekterar”, University of Gothenburg.</text:p>
        </text:list-item>
      </text:list>
      <text:h text:style-name="Heading_20_3" text:outline-level="3"><text:bookmark-start text:name="media-and-communication-studies-thesis-supervision-bachelor-level"/>Media and communication studies: Thesis supervision, bachelor level<text:bookmark-end text:name="media-and-communication-studies-thesis-supervision-bachelor-level"/></text:h>
      <text:list text:style-name="L39">
        <text:list-item>
          <text:p text:style-name="P39">Charlotta Windeman och Linda Andreasson (2006) <text:a xlink:type="simple" xlink:href="http://urn.kb.se/resolve?urn=urn:nbn:se:hv:diva-846" office:name=""><text:span text:style-name="Definition">“Meningen måste ju vara att få folk till butiken: en kvalitativ studie av ICA respektive Coop:s profiler och images”</text:span></text:a>, University West, Media &amp; Communication studies.</text:p>
        </text:list-item>
        <text:list-item>
          <text:p text:style-name="P39">Andreas Johansson och Ellinor Wetterblad (2006) <text:a xlink:type="simple" xlink:href="http://urn.kb.se/resolve?urn=urn:nbn:se:hv:diva-846" office:name=""><text:span text:style-name="Definition">“Organisationers medierelationer : en kvantitativ kartläggning av organisationers mediekontakt och medieverktyg”</text:span></text:a>, University West, Media &amp; Communication studies.</text:p>
        </text:list-item>
        <text:list-item>
          <text:p text:style-name="P39">Lars Karlsson (2006) <text:a xlink:type="simple" xlink:href="http://www.uppsatser.se/uppsats/7e12f0e57f/" office:name=""><text:span text:style-name="Definition">“Primitiv och utan identitet : en kvalitativ analys av synen på”den andre" i Metros pratbubbletävling"</text:span></text:a>, University West, Media &amp; Communication studies.</text:p>
        </text:list-item>
        <text:list-item>
          <text:p text:style-name="P39">Tobias Hagrenius (2006) <text:a xlink:type="simple" xlink:href="http://urn.kb.se/resolve?urn=urn:nbn:se:hv:diva-851" office:name=""><text:span text:style-name="Definition">“Samma nyheter i olika tidningar? en kvalitativ innehållsanalys på tre gratistidningar”</text:span></text:a>, University West, Media &amp; Communication studies.</text:p>
        </text:list-item>
        <text:list-item>
          <text:p text:style-name="P39">Jelena Siric, Lorans Zaya (2005) “Släpp in mig, yao! En studie om den kontroversiella tidningen Gringo”, University West, Media &amp; Communication studies.</text:p>
        </text:list-item>
        <text:list-item>
          <text:p text:style-name="P39">Jeanette Borg, Karolina Colliander (2005) “Kolla - Kollektivtrafik åt alla”, University West, Media &amp; Communication studies.</text:p>
        </text:list-item>
        <text:list-item>
          <text:p text:style-name="P39">Annika Jonasson och Tina Nyrén (2005) “Terrorism är kommunikation. En diskursanalys av Aftonbladet, Dagens Nyheter och Svenska Dagbladets rapportering av terrordåden vid München 1972, Lockerbie 1988 och World Trade Center 2001”, University West, Media &amp; Communication studies.</text:p>
        </text:list-item>
        <text:list-item>
          <text:p text:style-name="P39">Daniel Sjöberg (2004) “Ideologi i amerikanska programprodukter - En receptionsanalys av programmet L-word baserad på kvalitativa intervjuer med elva respondenter”. University West, Media and Communication studies.</text:p>
        </text:list-item>
        <text:list-item>
          <text:p text:style-name="P39">Christina Axelsson och Helena Johansson (2004) “LunarStorm - Framtidens fritidsgård? En kvalitativ studie om unga människors användning av Internetcommunities och deras inställningar till betaltjänster”, University West, Media and Communication studies.</text:p>
        </text:list-item>
      </text:list>
      <text:h text:style-name="Heading_20_3" text:outline-level="3"><text:bookmark-start text:name="masters-programme-for-communication-officers-in-the-public-sector-thesis-examination-masters-degree-magister."/>Master’s Programme for communication officers in the public sector: Thesis examination, master’s Degree (Magister).<text:bookmark-end text:name="masters-programme-for-communication-officers-in-the-public-sector-thesis-examination-masters-degree-magister."/></text:h>
      <text:list text:style-name="L40">
        <text:list-item>
          <text:p text:style-name="P40">Emilia Vermelin (2019) “Dömd på förhand: (o)dialogisk kommunikation och epistemisk orättvisa.”, University of Gothenburg.</text:p>
        </text:list-item>
        <text:list-item>
          <text:p text:style-name="P40">Malin Fallgren (2019) “Kan kultur kommunicera mellan myndighet och medborgare? - En kommunikationsstrategisk fallstudie av Lights in Biskopsgården”, University of Gothenburg.</text:p>
        </text:list-item>
        <text:list-item>
          <text:p text:style-name="P40">Lina Ahlstedt (2019) “Lyssnar dom??”, University of Gothenburg.</text:p>
        </text:list-item>
        <text:list-item>
          <text:p text:style-name="P40">Katarina von Sydow (2018) <text:a xlink:type="simple" xlink:href="https://gupea.ub.gu.se/handle/2077/58013" office:name=""><text:span text:style-name="Definition">"Angereds närsjukhus kommunikation av folkhälsa – en fallstudie av ‘Rökfria lekplatser’ och ‘Angereds hjältar’</text:span></text:a>, University of Gothenburg.</text:p>
        </text:list-item>
        <text:list-item>
          <text:p text:style-name="P40">Sofie Alnäs (2018) <text:a xlink:type="simple" xlink:href="https://gupea.ub.gu.se/handle/2077/58021" office:name=""><text:span text:style-name="Definition">“I skärningspunkten mellan lokal och central styrning. En undersökning av kommunikatörens roll på sex institutioner vid Göteborgs universitet”</text:span></text:a>, University of Gothenburg.</text:p>
        </text:list-item>
      </text:list>
      <text:h text:style-name="Heading_20_3" text:outline-level="3"><text:bookmark-start text:name="information-architecture-studies-thesis-examination-bachelors-degree"/>Information architecture studies: Thesis examination, bachelor’s Degree<text:bookmark-end text:name="information-architecture-studies-thesis-examination-bachelors-degree"/></text:h>
      <text:list text:style-name="L41">
        <text:list-item>
          <text:p text:style-name="P41">Jonna Axelsson (2017) “Ideella organisationers webbplatser blir användbara - Hur användarupplevelsen kan förbättras på leadersodrabohuslan.se med fokus på användbarhet”, Bachelor’s Thesis, Information Architecture, University of Borås.</text:p>
        </text:list-item>
        <text:list-item>
          <text:p text:style-name="P41">Christine Thelin (2017) “Skapa bättre användarupplevelse och öka besöken - Utvärdering och utvecklingsförslag åt en webbplats inom cafébranschen”, Bachelor’s Thesis, Information Architecture, University of Borås.</text:p>
        </text:list-item>
      </text:list>
      <text:h text:style-name="Heading_20_3" text:outline-level="3"><text:bookmark-start text:name="strategic-information-and-communication-thesis-supervision-masters-degree"/>Strategic information and communication: Thesis supervision, master’s Degree<text:bookmark-end text:name="strategic-information-and-communication-thesis-supervision-masters-degree"/></text:h>
      <text:list text:style-name="L42">
        <text:list-item>
          <text:p text:style-name="P42">Emma Håkansson (2018) “Att kommunicera strategiskt - En kvalitativ studie av strategisk kommunikation i tolv svenska kommuner”, University of Borås.</text:p>
        </text:list-item>
        <text:list-item>
          <text:p text:style-name="P42">Emma Lidell (2018) “The United Nations and the Sustainable Development Goals - The importance of communicating sustainability”, University of Borås.</text:p>
        </text:list-item>
        <text:list-item>
          <text:p text:style-name="P42">Linn Lundström (2018) “Att stimulera hållbara attityder och beteenden i dagens konsumtionssamhälle”, University of Borås.</text:p>
        </text:list-item>
      </text:list>
      <text:h text:style-name="Heading_20_3" text:outline-level="3"><text:bookmark-start text:name="strategic-information-and-communication-thesis-examination-masters-degree"/>Strategic information and communication: Thesis examination, master’s Degree<text:bookmark-end text:name="strategic-information-and-communication-thesis-examination-masters-degree"/></text:h>
      <text:list text:style-name="L43">
        <text:list-item>
          <text:p text:style-name="P43">Viktoria Lagerkvist (2018) “Samspel eller kamp? En kritisk analys av bibliotekschefers strategiska kommunikation i den kommunala politiska verkligheten”, Magisteruppsats, University of Borås.</text:p>
        </text:list-item>
        <text:list-item>
          <text:p text:style-name="P43">Julia Ahlqvist (2017) “Sambandet mellan kommunikativt ledarskap och arbetsmotivation hos medarbetare i servicebranschen”, Magisteruppsats, University of Borås.</text:p>
        </text:list-item>
      </text:list>
      <text:h text:style-name="Heading_20_3" text:outline-level="3"><text:bookmark-start text:name="evidence-basing-practice-theory-context-masters-level-magister-thesis-supervision"/>Evidence-basing: practice, theory, context: Master’s level (Magister): Thesis supervision<text:bookmark-end text:name="evidence-basing-practice-theory-context-masters-level-magister-thesis-supervision"/></text:h>
      <text:list text:style-name="L44">
        <text:list-item>
          <text:p text:style-name="P44">Emelie Askaner (2018) "Implementering och standardisering: Undersökning av en standardiserings påverkan på arbetsterapeuter professionella status - Förväntningar och farhågor inför en implementeringsplan av AusTOMs, Magisteruppsats, University of Gothenburg.</text:p>
        </text:list-item>
      </text:list>
      <text:h text:style-name="Heading_20_3" text:outline-level="3"><text:bookmark-start text:name="evidence-basing-practice-theory-context-masters-level-magister-thesis-examination"/>Evidence-basing: practice, theory, context: Master’s level (Magister): Thesis examination<text:bookmark-end text:name="evidence-basing-practice-theory-context-masters-level-magister-thesis-examination"/></text:h>
      <text:list text:style-name="L45">
        <text:list-item>
          <text:p text:style-name="P45">Annika Linell (2015) “Att bryta ny mark. En analys av Skolforskningsinstitutets första steg inom utbildningsvetenskaplig kumulativitet.”, Magisteruppsats, University of Gothenburg.</text:p>
        </text:list-item>
      </text:list>
      <text:h text:style-name="Heading_20_2" text:outline-level="2"><text:bookmark-start text:name="courses-thesis-supervision-postgraduate-level"/>Courses &amp; Thesis supervision, postgraduate level<text:bookmark-end text:name="courses-thesis-supervision-postgraduate-level"/></text:h>
      <text:h text:style-name="Heading_20_3" text:outline-level="3"><text:bookmark-start text:name="ph.d-thesis-supervision"/>Ph.D-thesis supervision<text:bookmark-end text:name="ph.d-thesis-supervision"/></text:h>
      <text:list text:style-name="L46">
        <text:list-item>
          <text:p text:style-name="P46">2017 - ongoing. <text:a xlink:type="simple" xlink:href="http://files.christopherkullenberg.se/Beslut%20byte%20handledare%20J%20Vikstrom.pdf" office:name=""><text:span text:style-name="Definition">Co-supervisor for Licentiate thesis of Jörgen Vikström</text:span></text:a>, Theory of Science, University of Gothenburg.</text:p>
        </text:list-item>
        <text:list-item>
          <text:p text:style-name="P46">2016 - 2017. Co-supervisor for Ph.D.-candidate Erik Joelsson, Theory of Science, University of Gothenburg. <text:a xlink:type="simple" xlink:href="https://gupea.ub.gu.se/handle/2077/51493" office:name=""><text:span text:style-name="Definition">Thesis completed in February 2017</text:span></text:a>.</text:p>
        </text:list-item>
      </text:list>
      <text:h text:style-name="Heading_20_3" text:outline-level="3"><text:bookmark-start text:name="teaching-post-graduate-level"/>Teaching, post-graduate level<text:bookmark-end text:name="teaching-post-graduate-level"/></text:h>
      <text:list text:style-name="L47">
        <text:list-item>
          <text:p text:style-name="P47">(2018-03-14), Guest lecture, “Digital methods”, <text:span text:style-name="T1">Digital and Visual Methods</text:span>, Chalmers University of Technology, Dept. for Science, Technology and Society.</text:p>
        </text:list-item>
        <text:list-item>
          <text:p text:style-name="P47">(2017), Guest lecture, “Outreach and cooperation with society at large”, <text:a xlink:type="simple" xlink:href="http://hum.gu.se/utbildning/forskarniva/introduktionsvecka-for-doktorander-2017" office:name=""><text:span text:style-name="Definition">Introduktionsvecka för doktorander</text:span></text:a>, University of Gothenburg.</text:p>
        </text:list-item>
        <text:list-item>
          <text:p text:style-name="P47">(2016), Guest lecture “Citizen Science and Biodiversity Research”, BioEnv higher education, Department of Biological and Environmental Sciences, University of Gothenburg.</text:p>
        </text:list-item>
        <text:list-item>
          <text:p text:style-name="P47">(2012), Guest lecture, “Net politics, process philosophy and Deleuze”, Theories of Practical Knowing, HDK/Högskolan för Design och Konsthantverk, Göteborg.</text:p>
        </text:list-item>
        <text:list-item>
          <text:p text:style-name="P47">(2012), Guest lecture and seminar, “Tyst kunskap”, 2012 års Marstrandsseminarium, Teori &amp; metod Tystnad, tradition eller “anything goes”?, Varberg.</text:p>
        </text:list-item>
      </text:list>
      <text:h text:style-name="Heading_20_2" text:outline-level="2"><text:bookmark-start text:name="teaching-materials"/>Teaching materials<text:bookmark-end text:name="teaching-materials"/></text:h>
      <text:h text:style-name="Heading_20_3" text:outline-level="3"><text:bookmark-start text:name="electronic-material"/>Electronic material<text:bookmark-end text:name="electronic-material"/></text:h>
      <text:list text:style-name="L48">
        <text:list-item>
          <text:p text:style-name="P48"><text:a xlink:type="simple" xlink:href="http://digitalametoder.science" office:name=""><text:span text:style-name="Definition">digitalametoder.science - Tools and tutorials for digital methods in the humanities and social sciences</text:span></text:a>.</text:p>
        </text:list-item>
      </text:list>
      <text:h text:style-name="Heading_20_2" text:outline-level="2"><text:bookmark-start text:name="other-pedagogical-experiences"/>Other pedagogical experiences<text:bookmark-end text:name="other-pedagogical-experiences"/></text:h>
      <text:list text:style-name="L49">
        <text:list-item>
          <text:p text:style-name="P49">2018 PI for <text:a xlink:type="simple" xlink:href="https://gup.ub.gu.se/publication/273029" office:name=""><text:span text:style-name="Definition">“Alumnundersökning Kommunikatörsprogrammet”, Alumni Study Report</text:span></text:a>.</text:p>
        </text:list-item>
        <text:list-item>
          <text:p text:style-name="P49">2018 - ongoing. Programme Co-ordinator for the Master’s Programme for communication officers in the public sector, 60 - 120 credits, University of Gothenburg.</text:p>
        </text:list-item>
        <text:list-item>
          <text:p text:style-name="P49"><text:a xlink:type="simple" xlink:href="http://files.christopherkullenberg.se/studierektoronline.pdf" office:name=""><text:span text:style-name="Definition">Study Administrator (Studierektor), Spring semester 2014</text:span></text:a>.</text:p>
        </text:list-item>
        <text:list-item>
          <text:p text:style-name="P49"><text:a xlink:type="simple" xlink:href="http://files.christopherkullenberg.se/IntygREGU.pdf" office:name=""><text:span text:style-name="Definition">2012 - 2014. Member of Rådet för Europastudier vid Göteborgs universitet (REGU)</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dc:title>
    <dc:creator>Christopher Kullenberg</dc:creator>
  </office:meta>
</office:document-meta>
</file>